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3cm" draw:marker-start-width="0.279cm" draw:marker-end-width="0.279cm" draw:fill="solid" draw:fill-color="#000000"/>
    </style:style>
    <style:style style:name="gr2" style:family="graphic" style:parent-style-name="standard">
      <style:graphic-properties draw:stroke="solid" svg:stroke-width="0.053cm" svg:stroke-color="#000000" draw:marker-start-width="0.237cm" draw:marker-end-width="0.237cm" draw:stroke-linejoin="round" svg:stroke-linecap="butt" draw:fill="none" fo:padding-top="0.026cm" fo:padding-bottom="0.026cm" fo:padding-left="0.026cm" fo:padding-right="0.026cm"/>
    </style:style>
    <style:style style:name="gr3" style:family="graphic" style:parent-style-name="standard">
      <style:graphic-properties draw:stroke="solid" svg:stroke-width="0.053cm" svg:stroke-color="#808080" draw:marker-start-width="0.269cm" draw:marker-end-width="0.269cm" draw:stroke-linejoin="round" svg:stroke-linecap="square" draw:fill="none" fo:padding-top="0.026cm" fo:padding-bottom="0.026cm" fo:padding-left="0.026cm" fo:padding-right="0.026cm"/>
    </style:style>
    <style:style style:name="gr4" style:family="graphic" style:parent-style-name="standard">
      <style:graphic-properties draw:stroke="solid" svg:stroke-width="0.007cm" svg:stroke-color="#808080" draw:stroke-linejoin="round" svg:stroke-linecap="square" draw:fill="none" fo:padding-top="0.003cm" fo:padding-bottom="0.003cm" fo:padding-left="0.003cm" fo:padding-right="0.003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7" style:family="graphic" style:parent-style-name="standard">
      <style:graphic-properties draw:stroke="solid" svg:stroke-width="0.106cm" svg:stroke-color="#077b8a" draw:marker-start-width="0.305cm" draw:marker-end-width="0.305cm" draw:stroke-linejoin="round" svg:stroke-linecap="square" draw:fill="none" fo:padding-top="0.051cm" fo:padding-bottom="0.051cm" fo:padding-left="0.051cm" fo:padding-right="0.051cm"/>
    </style:style>
    <style:style style:name="gr8" style:family="graphic" style:parent-style-name="standard">
      <style:graphic-properties draw:stroke="solid" svg:stroke-width="0.106cm" svg:stroke-color="#5c3c92" draw:marker-start-width="0.305cm" draw:marker-end-width="0.305cm" draw:stroke-linejoin="round" svg:stroke-linecap="square" draw:fill="none" fo:padding-top="0.051cm" fo:padding-bottom="0.051cm" fo:padding-left="0.051cm" fo:padding-right="0.051cm"/>
    </style:style>
    <style:style style:name="gr9" style:family="graphic" style:parent-style-name="standard">
      <style:graphic-properties draw:stroke="solid" svg:stroke-width="0.106cm" svg:stroke-color="#b91655" draw:marker-start-width="0.305cm" draw:marker-end-width="0.305cm" draw:stroke-linejoin="round" svg:stroke-linecap="square" draw:fill="none" fo:padding-top="0.051cm" fo:padding-bottom="0.051cm" fo:padding-left="0.051cm" fo:padding-right="0.051cm"/>
    </style:style>
    <style:style style:name="gr10" style:family="graphic" style:parent-style-name="standard">
      <style:graphic-properties draw:stroke="solid" svg:stroke-width="0.106cm" svg:stroke-color="#3b4d62" draw:marker-start-width="0.305cm" draw:marker-end-width="0.305cm" draw:stroke-linejoin="round" svg:stroke-linecap="square" draw:fill="none" fo:padding-top="0.051cm" fo:padding-bottom="0.051cm" fo:padding-left="0.051cm" fo:padding-right="0.051cm"/>
    </style:style>
    <style:style style:name="gr11" style:family="graphic" style:parent-style-name="standard">
      <style:graphic-properties draw:stroke="solid" svg:stroke-width="0.035cm" svg:stroke-color="#000000" svg:stroke-opacity="0%" draw:stroke-linejoin="round" svg:stroke-linecap="butt" draw:fill="none" fo:padding-top="0.017cm" fo:padding-bottom="0.017cm" fo:padding-left="0.017cm" fo:padding-right="0.017cm"/>
    </style:style>
    <style:style style:name="gr12" style:family="graphic" style:parent-style-name="standard">
      <style:graphic-properties draw:stroke="solid" svg:stroke-width="0.053cm" svg:stroke-color="#000000" draw:marker-start-width="0.237cm" draw:marker-end-width="0.237cm" draw:stroke-linejoin="miter" svg:stroke-linecap="square" draw:fill="none" fo:padding-top="0.026cm" fo:padding-bottom="0.026cm" fo:padding-left="0.026cm" fo:padding-right="0.026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66cm" fo:min-width="2.151cm" fo:padding-top="0cm" fo:padding-bottom="0cm" fo:padding-left="0cm" fo:padding-right="0cm"/>
    </style:style>
    <style:style style:name="gr14" style:family="graphic" style:parent-style-name="objectwithoutfill">
      <style:graphic-properties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6cm" fo:min-width="1.4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2cm" fo:min-width="1.427cm"/>
    </style:style>
    <style:style style:name="gr17" style:family="graphic" style:parent-style-name="standard">
      <style:graphic-properties svg:stroke-width="0.106cm" svg:stroke-color="#077b8a" draw:marker-start-width="0.359cm" draw:marker-end-width="0.359cm" draw:fill-color="#077b8a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18" style:family="graphic" style:parent-style-name="standard">
      <style:graphic-properties svg:stroke-width="0.106cm" svg:stroke-color="#5c3c92" draw:marker-start-width="0.359cm" draw:marker-end-width="0.359cm" draw:fill-color="#5c3c92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19" style:family="graphic" style:parent-style-name="standard">
      <style:graphic-properties svg:stroke-width="0.106cm" svg:stroke-color="#b91655" draw:marker-start-width="0.359cm" draw:marker-end-width="0.359cm" draw:fill-color="#b91655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20" style:family="graphic" style:parent-style-name="standard">
      <style:graphic-properties svg:stroke-width="0.106cm" svg:stroke-color="#3b4d62" draw:marker-start-width="0.359cm" draw:marker-end-width="0.359cm" draw:fill-color="#3b4d62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21" style:family="graphic" style:parent-style-name="standard">
      <style:graphic-properties draw:stroke="none" svg:stroke-width="0.053cm" draw:marker-start-width="0.279cm" draw:marker-end-width="0.279cm" draw:fill="solid" draw:fill-color="#000000"/>
    </style:style>
    <style:style style:name="gr22" style:family="graphic" style:parent-style-name="standard">
      <style:graphic-properties draw:stroke="solid" svg:stroke-width="0.053cm" svg:stroke-color="#000000" draw:marker-start-width="0.237cm" draw:marker-end-width="0.237cm" draw:stroke-linejoin="round" svg:stroke-linecap="butt" draw:fill="none" fo:padding-top="0.026cm" fo:padding-bottom="0.026cm" fo:padding-left="0.026cm" fo:padding-right="0.026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26cm" fo:min-width="2.543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27cm" fo:min-width="1.905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26cm" fo:min-width="3.523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26cm" fo:min-width="2.552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252cm" fo:min-width="3.029cm" fo:padding-top="0cm" fo:padding-bottom="0cm" fo:padding-left="0cm" fo:padding-right="0cm"/>
    </style:style>
    <style:style style:name="gr28" style:family="graphic" style:parent-style-name="standard">
      <style:graphic-properties draw:stroke="solid" svg:stroke-width="0.053cm" svg:stroke-color="#808080" draw:marker-start-width="0.267cm" draw:marker-end-width="0.267cm" draw:stroke-linejoin="round" svg:stroke-linecap="square" draw:fill="none" fo:padding-top="0.026cm" fo:padding-bottom="0.026cm" fo:padding-left="0.026cm" fo:padding-right="0.026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1.252cm" fo:min-width="2.016cm" fo:padding-top="0cm" fo:padding-bottom="0cm" fo:padding-left="0cm" fo:padding-right="0cm"/>
    </style:style>
    <style:style style:name="gr30" style:family="graphic" style:parent-style-name="standard">
      <style:graphic-properties draw:stroke="solid" svg:stroke-width="0.008cm" svg:stroke-color="#808080" draw:stroke-linejoin="round" svg:stroke-linecap="square" draw:fill="none" fo:padding-top="0.004cm" fo:padding-bottom="0.004cm" fo:padding-left="0.004cm" fo:padding-right="0.004cm"/>
    </style:style>
    <style:style style:name="gr31" style:family="graphic" style:parent-style-name="standard">
      <style:graphic-properties draw:stroke="none" draw:fill="solid" draw:fill-color="#000000"/>
    </style:style>
    <style:style style:name="gr32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.375cm" fo:padding-top="0cm" fo:padding-bottom="0cm" fo:padding-left="0cm" fo:padding-right="0cm"/>
    </style:style>
    <style:style style:name="gr34" style:family="graphic" style:parent-style-name="standard">
      <style:graphic-properties draw:stroke="solid" svg:stroke-width="0.106cm" svg:stroke-color="#d72631" draw:marker-start-width="0.306cm" draw:marker-end-width="0.306cm" draw:stroke-linejoin="round" svg:stroke-linecap="square" draw:fill="none" fo:padding-top="0.052cm" fo:padding-bottom="0.052cm" fo:padding-left="0.052cm" fo:padding-right="0.052cm"/>
    </style:style>
    <style:style style:name="gr35" style:family="graphic" style:parent-style-name="standard">
      <style:graphic-properties draw:stroke="solid" svg:stroke-width="0.106cm" svg:stroke-color="#c003ba" draw:marker-start-width="0.306cm" draw:marker-end-width="0.306cm" draw:stroke-linejoin="round" svg:stroke-linecap="square" draw:fill="none" fo:padding-top="0.052cm" fo:padding-bottom="0.052cm" fo:padding-left="0.052cm" fo:padding-right="0.052cm"/>
    </style:style>
    <style:style style:name="gr36" style:family="graphic" style:parent-style-name="standard">
      <style:graphic-properties draw:stroke="solid" svg:stroke-width="0.106cm" svg:stroke-color="#077b8a" draw:marker-start-width="0.306cm" draw:marker-end-width="0.306cm" draw:stroke-linejoin="round" svg:stroke-linecap="square" draw:fill="none" fo:padding-top="0.052cm" fo:padding-bottom="0.052cm" fo:padding-left="0.052cm" fo:padding-right="0.052cm"/>
    </style:style>
    <style:style style:name="gr37" style:family="graphic" style:parent-style-name="standard">
      <style:graphic-properties draw:stroke="solid" svg:stroke-width="0.106cm" svg:stroke-color="#5c3c92" draw:marker-start-width="0.306cm" draw:marker-end-width="0.306cm" draw:stroke-linejoin="round" svg:stroke-linecap="square" draw:fill="none" fo:padding-top="0.052cm" fo:padding-bottom="0.052cm" fo:padding-left="0.052cm" fo:padding-right="0.052cm"/>
    </style:style>
    <style:style style:name="gr38" style:family="graphic" style:parent-style-name="standard">
      <style:graphic-properties draw:stroke="solid" svg:stroke-width="0.106cm" svg:stroke-color="#b91655" draw:marker-start-width="0.306cm" draw:marker-end-width="0.306cm" draw:stroke-linejoin="round" svg:stroke-linecap="square" draw:fill="none" fo:padding-top="0.052cm" fo:padding-bottom="0.052cm" fo:padding-left="0.052cm" fo:padding-right="0.052cm"/>
    </style:style>
    <style:style style:name="gr39" style:family="graphic" style:parent-style-name="standard">
      <style:graphic-properties draw:stroke="solid" svg:stroke-width="0.053cm" svg:stroke-color="#000000" draw:marker-start-width="0.237cm" draw:marker-end-width="0.237cm" draw:stroke-linejoin="miter" svg:stroke-linecap="square" draw:fill="none" fo:padding-top="0.026cm" fo:padding-bottom="0.026cm" fo:padding-left="0.026cm" fo:padding-right="0.026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2.282cm" fo:padding-top="0cm" fo:padding-bottom="0cm" fo:padding-left="0cm" fo:padding-right="0cm"/>
    </style:style>
    <style:style style:name="gr41" style:family="graphic" style:parent-style-name="standard">
      <style:graphic-properties draw:stroke="solid" svg:stroke-width="0.035cm" svg:stroke-color="#000000" svg:stroke-opacity="0%" draw:stroke-linejoin="round" svg:stroke-linecap="butt" draw:fill="none" fo:padding-top="0.017cm" fo:padding-bottom="0.017cm" fo:padding-left="0.017cm" fo:padding-right="0.017cm"/>
    </style:style>
    <style:style style:name="gr42" style:family="graphic" style:parent-style-name="objectwithoutfill">
      <style:graphic-properties svg:stroke-width="0.035cm" draw:marker-start-width="0.252cm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43" style:family="graphic" style:parent-style-name="standard">
      <style:graphic-properties draw:stroke="solid" svg:stroke-width="0.106cm" svg:stroke-color="#000000" draw:marker-start-width="0.306cm" draw:marker-end-width="0.306cm" svg:stroke-opacity="0%" draw:stroke-linejoin="round" svg:stroke-linecap="butt" draw:fill="none" fo:padding-top="0.052cm" fo:padding-bottom="0.052cm" fo:padding-left="0.052cm" fo:padding-right="0.052cm"/>
    </style:style>
    <style:style style:name="gr44" style:family="graphic" style:parent-style-name="standard">
      <style:graphic-properties draw:stroke="solid" svg:stroke-width="0.106cm" svg:stroke-color="#3b4d62" draw:marker-start-width="0.306cm" draw:marker-end-width="0.306cm" draw:stroke-linejoin="round" svg:stroke-linecap="square" draw:fill="none" fo:padding-top="0.052cm" fo:padding-bottom="0.052cm" fo:padding-left="0.052cm" fo:padding-right="0.05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4cm" fo:min-width="1.55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1.04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1.685cm"/>
    </style:style>
    <style:style style:name="gr48" style:family="graphic" style:parent-style-name="standard">
      <style:graphic-properties svg:stroke-width="0.106cm" svg:stroke-color="#077b8a" draw:marker-start-width="0.358cm" draw:marker-end-width="0.358cm" draw:fill-color="#077b8a" draw:textarea-horizontal-align="justify" draw:textarea-vertical-align="middle" draw:auto-grow-height="false" fo:min-height="0cm" fo:min-width="0cm" fo:padding-top="0.177cm" fo:padding-bottom="0.177cm" fo:padding-left="0.302cm" fo:padding-right="0.302cm"/>
    </style:style>
    <style:style style:name="gr49" style:family="graphic" style:parent-style-name="standard">
      <style:graphic-properties svg:stroke-width="0.106cm" svg:stroke-color="#5c3c92" draw:marker-start-width="0.358cm" draw:marker-end-width="0.358cm" draw:fill-color="#5c3c92" draw:textarea-horizontal-align="justify" draw:textarea-vertical-align="middle" draw:auto-grow-height="false" fo:min-height="0cm" fo:min-width="0cm" fo:padding-top="0.177cm" fo:padding-bottom="0.177cm" fo:padding-left="0.302cm" fo:padding-right="0.302cm"/>
    </style:style>
    <style:style style:name="gr50" style:family="graphic" style:parent-style-name="standard">
      <style:graphic-properties svg:stroke-width="0.106cm" svg:stroke-color="#b91655" draw:marker-start-width="0.358cm" draw:marker-end-width="0.358cm" draw:fill-color="#b91655" draw:textarea-horizontal-align="justify" draw:textarea-vertical-align="middle" draw:auto-grow-height="false" fo:min-height="0cm" fo:min-width="0cm" fo:padding-top="0.177cm" fo:padding-bottom="0.177cm" fo:padding-left="0.302cm" fo:padding-right="0.302cm"/>
    </style:style>
    <style:style style:name="gr51" style:family="graphic" style:parent-style-name="standard">
      <style:graphic-properties svg:stroke-width="0.106cm" svg:stroke-color="#3b4d62" draw:marker-start-width="0.358cm" draw:marker-end-width="0.358cm" draw:fill-color="#3b4d62" draw:textarea-horizontal-align="justify" draw:textarea-vertical-align="middle" draw:auto-grow-height="false" fo:min-height="0cm" fo:min-width="0cm" fo:padding-top="0.177cm" fo:padding-bottom="0.177cm" fo:padding-left="0.302cm" fo:padding-right="0.302cm"/>
    </style:style>
    <style:style style:name="gr52" style:family="graphic" style:parent-style-name="standard">
      <style:graphic-properties svg:stroke-width="0.106cm" svg:stroke-color="#c003ba" draw:marker-start-width="0.358cm" draw:marker-end-width="0.358cm" draw:fill-color="#c003ba" draw:textarea-horizontal-align="justify" draw:textarea-vertical-align="middle" draw:auto-grow-height="false" fo:min-height="0cm" fo:min-width="0cm" fo:padding-top="0.177cm" fo:padding-bottom="0.177cm" fo:padding-left="0.302cm" fo:padding-right="0.302cm"/>
    </style:style>
    <style:style style:name="gr53" style:family="graphic" style:parent-style-name="standard">
      <style:graphic-properties svg:stroke-width="0.106cm" svg:stroke-color="#d72631" draw:marker-start-width="0.358cm" draw:marker-end-width="0.358cm" draw:fill-color="#d72631" draw:textarea-horizontal-align="justify" draw:textarea-vertical-align="middle" draw:auto-grow-height="false" fo:min-height="0cm" fo:min-width="0cm" fo:padding-top="0.177cm" fo:padding-bottom="0.177cm" fo:padding-left="0.302cm" fo:padding-right="0.302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7.62cm" fo:min-width="1.146cm" fo:padding-top="0cm" fo:padding-bottom="0cm" fo:padding-left="0cm" fo:padding-right="0cm"/>
    </style:style>
    <style:style style:name="gr55" style:family="graphic" style:parent-style-name="standard">
      <style:graphic-properties draw:stroke="none" svg:stroke-width="0.106cm" draw:marker-start-width="0.358cm" draw:marker-end-width="0.358cm" draw:fill="solid" draw:fill-color="#000000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1.161cm" fo:min-width="2.201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1.161cm" fo:min-width="4.311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1.161cm" fo:min-width="2.989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1.161cm" fo:min-width="2.182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1.161cm" fo:min-width="4.173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1.161cm" fo:min-width="2.986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1.161cm" fo:min-width="4.292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1.06cm" fo:min-width="0.604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0.47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1.06cm" fo:min-width="0.605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1.06cm" fo:min-width="1.208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0.937cm" fo:padding-top="0cm" fo:padding-bottom="0cm" fo:padding-left="0cm" fo:padding-right="0cm"/>
    </style:style>
    <style:style style:name="gr68" style:family="graphic" style:parent-style-name="standard">
      <style:graphic-properties draw:stroke="solid" svg:stroke-width="0.106cm" svg:stroke-color="#077b8a" draw:marker-start-width="0.305cm" draw:marker-end-width="0.305cm" draw:stroke-linejoin="round" svg:stroke-linecap="square" draw:fill="none" fo:padding-top="0.051cm" fo:padding-bottom="0.051cm" fo:padding-left="0.051cm" fo:padding-right="0.051cm"/>
    </style:style>
    <style:style style:name="gr69" style:family="graphic" style:parent-style-name="standard">
      <style:graphic-properties draw:stroke="solid" svg:stroke-width="0.106cm" svg:stroke-color="#5c3c92" draw:marker-start-width="0.305cm" draw:marker-end-width="0.305cm" draw:stroke-linejoin="round" svg:stroke-linecap="square" draw:fill="none" fo:padding-top="0.051cm" fo:padding-bottom="0.051cm" fo:padding-left="0.051cm" fo:padding-right="0.051cm"/>
    </style:style>
    <style:style style:name="gr70" style:family="graphic" style:parent-style-name="standard">
      <style:graphic-properties draw:stroke="solid" svg:stroke-width="0.106cm" svg:stroke-color="#b91655" draw:marker-start-width="0.305cm" draw:marker-end-width="0.305cm" draw:stroke-linejoin="round" svg:stroke-linecap="square" draw:fill="none" fo:padding-top="0.051cm" fo:padding-bottom="0.051cm" fo:padding-left="0.051cm" fo:padding-right="0.051cm"/>
    </style:style>
    <style:style style:name="gr71" style:family="graphic" style:parent-style-name="standard">
      <style:graphic-properties draw:stroke="solid" svg:stroke-width="0.106cm" svg:stroke-color="#3b4d62" draw:marker-start-width="0.305cm" draw:marker-end-width="0.305cm" draw:stroke-linejoin="round" svg:stroke-linecap="square" draw:fill="none" fo:padding-top="0.051cm" fo:padding-bottom="0.051cm" fo:padding-left="0.051cm" fo:padding-right="0.051cm"/>
    </style:style>
    <style:style style:name="gr72" style:family="graphic" style:parent-style-name="standard">
      <style:graphic-properties draw:stroke="solid" svg:stroke-width="0.106cm" svg:stroke-color="#2ca02c" draw:marker-start-width="0.305cm" draw:marker-end-width="0.305cm" draw:stroke-linejoin="miter" svg:stroke-linecap="butt" draw:fill="solid" draw:fill-color="#2ca02c" fo:padding-top="0.051cm" fo:padding-bottom="0.051cm" fo:padding-left="0.051cm" fo:padding-right="0.051cm"/>
    </style:style>
    <style:style style:name="gr73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1.105cm" fo:min-width="3.855cm" fo:padding-top="0cm" fo:padding-bottom="0cm" fo:padding-left="0cm" fo:padding-right="0cm"/>
    </style:style>
    <style:style style:name="gr75" style:family="graphic" style:parent-style-name="standard">
      <style:graphic-properties draw:stroke="solid" svg:stroke-width="0.106cm" svg:stroke-color="#077b8a" draw:marker-start-width="0.358cm" draw:marker-end-width="0.358cm" draw:fill-color="#077b8a" draw:textarea-horizontal-align="justify" draw:textarea-vertical-align="middle" draw:auto-grow-height="false" fo:min-height="0cm" fo:min-width="0cm" fo:padding-top="0.177cm" fo:padding-bottom="0.177cm" fo:padding-left="0.302cm" fo:padding-right="0.302cm"/>
    </style:style>
    <style:style style:name="gr76" style:family="graphic" style:parent-style-name="standard">
      <style:graphic-properties draw:stroke="solid" svg:stroke-width="0.106cm" svg:stroke-color="#5c3c92" draw:marker-start-width="0.358cm" draw:marker-end-width="0.358cm" draw:fill-color="#5c3c92" draw:textarea-horizontal-align="justify" draw:textarea-vertical-align="middle" draw:auto-grow-height="false" fo:min-height="0cm" fo:min-width="0cm" fo:padding-top="0.177cm" fo:padding-bottom="0.177cm" fo:padding-left="0.302cm" fo:padding-right="0.302cm"/>
    </style:style>
    <style:style style:name="gr77" style:family="graphic" style:parent-style-name="standard">
      <style:graphic-properties draw:stroke="solid" svg:stroke-width="0.106cm" svg:stroke-color="#b91655" draw:marker-start-width="0.358cm" draw:marker-end-width="0.358cm" draw:fill-color="#b91655" draw:textarea-horizontal-align="justify" draw:textarea-vertical-align="middle" draw:auto-grow-height="false" fo:min-height="0cm" fo:min-width="0cm" fo:padding-top="0.177cm" fo:padding-bottom="0.177cm" fo:padding-left="0.302cm" fo:padding-right="0.302cm"/>
    </style:style>
    <style:style style:name="gr78" style:family="graphic" style:parent-style-name="standard">
      <style:graphic-properties draw:stroke="solid" svg:stroke-width="0.106cm" svg:stroke-color="#3b4d62" draw:marker-start-width="0.358cm" draw:marker-end-width="0.358cm" draw:fill-color="#3b4d62" draw:textarea-horizontal-align="justify" draw:textarea-vertical-align="middle" draw:auto-grow-height="false" fo:min-height="0cm" fo:min-width="0cm" fo:padding-top="0.177cm" fo:padding-bottom="0.177cm" fo:padding-left="0.302cm" fo:padding-right="0.302cm"/>
    </style:style>
    <style:style style:name="P1" style:family="paragraph">
      <loext:graphic-properties draw:fill="solid" draw:fill-color="#000000"/>
      <style:text-properties fo:font-size="12pt" style:font-size-asian="12pt" style:font-size-complex="12pt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style:paragraph-properties fo:text-align="start" style:writing-mode="lr-tb"/>
      <style:text-properties fo:font-size="16pt" fo:font-weight="normal" style:font-size-asian="16pt" style:font-weight-asian="bold" style:font-size-complex="16pt" style:font-weight-complex="bold"/>
    </style:style>
    <style:style style:name="P4" style:family="paragraph">
      <loext:graphic-properties draw:fill="none"/>
      <style:paragraph-properties fo:text-align="start" style:writing-mode="lr-tb"/>
      <style:text-properties fo:font-size="16pt" fo:font-weight="normal" style:font-size-asian="16pt" style:font-weight-asian="bold" style:font-size-complex="16pt" style:font-weight-complex="bold"/>
    </style:style>
    <style:style style:name="P5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P8" style:family="paragraph">
      <loext:graphic-properties draw:fill-color="#077b8a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5c3c92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-color="#b91655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-color="#3b4d62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</style:style>
    <style:style style:name="P14" style:family="paragraph">
      <style:paragraph-properties fo:text-align="start" style:writing-mode="lr-tb"/>
      <style:text-properties fo:font-size="14pt" fo:font-weight="normal"/>
    </style:style>
    <style:style style:name="P15" style:family="paragraph">
      <loext:graphic-properties draw:fill="none"/>
      <style:paragraph-properties fo:text-align="start" style:writing-mode="lr-tb"/>
      <style:text-properties fo:font-size="14pt" fo:font-weight="normal" style:font-size-asian="20pt" style:font-size-complex="20pt"/>
    </style:style>
    <style:style style:name="P16" style:family="paragraph">
      <style:paragraph-properties fo:text-align="start" style:writing-mode="lr-tb"/>
    </style:style>
    <style:style style:name="P17" style:family="paragraph">
      <loext:graphic-properties draw:fill="none"/>
      <style:paragraph-properties fo:text-align="start" style:writing-mode="lr-tb"/>
      <style:text-properties fo:font-size="20pt" style:font-size-asian="20pt" style:font-size-complex="20pt"/>
    </style:style>
    <style:style style:name="P18" style:family="paragraph">
      <loext:graphic-properties draw:fill="none"/>
      <style:text-properties fo:font-size="16pt"/>
    </style:style>
    <style:style style:name="P19" style:family="paragraph">
      <loext:graphic-properties draw:fill="none"/>
      <style:paragraph-properties fo:text-align="center"/>
      <style:text-properties fo:font-size="16pt"/>
    </style:style>
    <style:style style:name="P20" style:family="paragraph">
      <style:text-properties fo:font-size="16pt"/>
    </style:style>
    <style:style style:name="P21" style:family="paragraph">
      <loext:graphic-properties draw:fill="none" draw:fill-color="#ffffff"/>
      <style:text-properties fo:font-size="16pt" style:font-size-asian="26pt" style:font-size-complex="26pt"/>
    </style:style>
    <style:style style:name="P22" style:family="paragraph">
      <loext:graphic-properties draw:fill-color="#077b8a"/>
      <style:paragraph-properties fo:text-align="center"/>
    </style:style>
    <style:style style:name="P23" style:family="paragraph">
      <loext:graphic-properties draw:fill-color="#5c3c92"/>
      <style:paragraph-properties fo:text-align="center"/>
    </style:style>
    <style:style style:name="P24" style:family="paragraph">
      <loext:graphic-properties draw:fill-color="#b91655"/>
      <style:paragraph-properties fo:text-align="center"/>
    </style:style>
    <style:style style:name="P25" style:family="paragraph">
      <loext:graphic-properties draw:fill-color="#3b4d62"/>
      <style:paragraph-properties fo:text-align="center"/>
    </style:style>
    <style:style style:name="P26" style:family="paragraph">
      <loext:graphic-properties draw:fill-color="#c003ba"/>
      <style:paragraph-properties fo:text-align="center"/>
    </style:style>
    <style:style style:name="P27" style:family="paragraph">
      <loext:graphic-properties draw:fill-color="#d72631"/>
      <style:paragraph-properties fo:text-align="center"/>
    </style:style>
    <style:style style:name="P28" style:family="paragraph">
      <style:paragraph-properties fo:margin-top="0cm" fo:margin-bottom="0cm" fo:text-align="start" style:writing-mode="lr-tb"/>
      <style:text-properties fo:font-size="20pt" style:font-size-asian="20pt" style:font-size-complex="20pt"/>
    </style:style>
    <style:style style:name="P29" style:family="paragraph">
      <style:paragraph-properties fo:margin-top="0.61cm" fo:margin-bottom="0cm" fo:text-align="start" style:writing-mode="lr-tb"/>
      <style:text-properties fo:font-size="20pt" style:font-size-asian="20pt" style:font-size-complex="20pt"/>
    </style:style>
    <style:style style:name="P30" style:family="paragraph">
      <style:paragraph-properties fo:margin-top="0.457cm" fo:margin-bottom="0cm" fo:text-align="start" style:writing-mode="lr-tb"/>
      <style:text-properties fo:font-size="20pt" style:font-size-asian="20pt" style:font-size-complex="20pt"/>
    </style:style>
    <style:style style:name="P31" style:family="paragraph">
      <style:paragraph-properties fo:margin-top="0.559cm" fo:margin-bottom="0cm" fo:text-align="start" style:writing-mode="lr-tb"/>
      <style:text-properties fo:font-size="20pt" style:font-size-asian="20pt" style:font-size-complex="20pt"/>
    </style:style>
    <style:style style:name="P32" style:family="paragraph">
      <loext:graphic-properties draw:fill="none"/>
      <style:paragraph-properties fo:margin-top="0cm" fo:margin-bottom="0cm" fo:text-align="start" style:writing-mode="lr-tb"/>
      <style:text-properties fo:font-size="20pt" style:font-size-asian="20pt" style:font-size-complex="20pt"/>
    </style:style>
    <style:style style:name="P33" style:family="paragraph">
      <loext:graphic-properties draw:fill="solid" draw:fill-color="#000000"/>
      <style:text-properties fo:font-size="16pt" fo:font-weight="bold"/>
    </style:style>
    <style:style style:name="P34" style:family="paragraph">
      <style:paragraph-properties fo:text-align="center" style:writing-mode="lr-tb"/>
      <style:text-properties fo:font-size="14pt" fo:font-weight="normal"/>
    </style:style>
    <style:style style:name="P35" style:family="paragraph">
      <loext:graphic-properties draw:fill="none"/>
      <style:paragraph-properties fo:text-align="center" style:writing-mode="lr-tb"/>
      <style:text-properties fo:font-size="14pt" fo:font-weight="normal" style:font-size-asian="34pt" style:font-size-complex="34pt"/>
    </style:style>
    <style:style style:name="P36" style:family="paragraph">
      <loext:graphic-properties draw:fill="solid" draw:fill-color="#000000"/>
      <style:text-properties fo:font-size="14pt"/>
    </style:style>
    <style:style style:name="P37" style:family="paragraph">
      <style:paragraph-properties fo:text-align="center" style:writing-mode="lr-tb"/>
      <style:text-properties fo:font-size="14pt" fo:font-weight="normal" style:font-size-asian="14pt" style:font-size-complex="14pt"/>
    </style:style>
    <style:style style:name="P38" style:family="paragraph">
      <loext:graphic-properties draw:fill="none"/>
      <style:paragraph-properties fo:text-align="center" style:writing-mode="lr-tb"/>
      <style:text-properties fo:font-size="14pt" fo:font-weight="normal" style:font-size-asian="14pt" style:font-size-complex="14pt"/>
    </style:style>
    <style:style style:name="P39" style:family="paragraph">
      <loext:graphic-properties draw:fill="solid" draw:fill-color="#000000"/>
      <style:text-properties fo:font-size="30pt"/>
    </style:style>
    <style:style style:name="P40" style:family="paragraph">
      <loext:graphic-properties draw:fill="none"/>
      <style:text-properties fo:font-size="30pt"/>
    </style:style>
    <style:style style:name="P41" style:family="paragraph">
      <loext:graphic-properties draw:fill="none"/>
      <style:paragraph-properties fo:text-align="center" style:writing-mode="lr-tb"/>
      <style:text-properties fo:font-size="14pt" fo:font-weight="normal" style:font-size-asian="10pt" style:font-size-complex="10pt"/>
    </style:style>
    <style:style style:name="P42" style:family="paragraph">
      <loext:graphic-properties draw:fill="none"/>
      <style:paragraph-properties fo:text-align="start" style:writing-mode="lr-tb"/>
      <style:text-properties fo:font-size="14pt" fo:font-weight="normal" style:font-size-asian="10pt" style:font-size-complex="10pt"/>
    </style:style>
    <style:style style:name="P43" style:family="paragraph">
      <loext:graphic-properties draw:fill="solid" draw:fill-color="#000000"/>
      <style:text-properties fo:font-size="20pt"/>
    </style:style>
    <style:style style:name="P44" style:family="paragraph">
      <style:paragraph-properties fo:text-align="start" style:writing-mode="lr-tb"/>
      <style:text-properties fo:font-size="20pt"/>
    </style:style>
    <style:style style:name="P45" style:family="paragraph">
      <loext:graphic-properties draw:fill="none"/>
      <style:paragraph-properties fo:text-align="start" style:writing-mode="lr-tb"/>
      <style:text-properties fo:font-size="20pt" style:font-size-asian="10pt" style:font-size-complex="10pt"/>
    </style:style>
    <style:style style:name="P46" style:family="paragraph">
      <loext:graphic-properties draw:fill="solid" draw:fill-color="#000000"/>
      <style:text-properties fo:font-size="20pt" fo:font-weight="normal"/>
    </style:style>
    <style:style style:name="P47" style:family="paragraph">
      <loext:graphic-properties draw:fill="none"/>
      <style:text-properties fo:font-weight="normal"/>
    </style:style>
    <style:style style:name="P48" style:family="paragraph">
      <loext:graphic-properties draw:fill="solid" draw:fill-color="#2ca02c"/>
    </style:style>
    <style:style style:name="P49" style:family="paragraph">
      <style:paragraph-properties fo:text-align="start" style:writing-mode="lr-tb"/>
      <style:text-properties fo:font-size="20pt" fo:font-weight="normal" style:font-size-asian="20pt" style:font-weight-asian="bold" style:font-size-complex="20pt" style:font-weight-complex="bold"/>
    </style:style>
    <style:style style:name="P50" style:family="paragraph">
      <loext:graphic-properties draw:fill="none"/>
      <style:paragraph-properties fo:text-align="start" style:writing-mode="lr-tb"/>
      <style:text-properties fo:font-size="20pt" fo:font-weight="normal" style:font-size-asian="20pt" style:font-weight-asian="bold" style:font-size-complex="20pt" style:font-weight-complex="bold"/>
    </style:style>
    <style:style style:name="T1" style:family="text">
      <style:text-properties fo:color="#000000" style:font-name="DejaVuSans" fo:font-size="16pt" style:font-size-asian="16pt" style:font-weight-asian="bold" style:font-name-complex="DejaVuSans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000000" style:font-name="DejaVuSans" style:font-size-asian="20pt" style:font-name-complex="DejaVuSans" style:font-size-complex="20pt"/>
    </style:style>
    <style:style style:name="T4" style:family="text">
      <style:text-properties fo:color="#000000" style:font-name="DejaVuSans" fo:font-size="20pt" style:font-size-asian="20pt" style:font-name-complex="DejaVuSans" style:font-size-complex="20pt"/>
    </style:style>
    <style:style style:name="T5" style:family="text">
      <style:text-properties style:font-size-asian="26pt" style:font-size-complex="26pt"/>
    </style:style>
    <style:style style:name="T6" style:family="text">
      <style:text-properties fo:color="#000000" style:font-name="DejaVuSans" style:font-size-asian="34pt" style:font-name-complex="DejaVuSans" style:font-size-complex="34pt"/>
    </style:style>
    <style:style style:name="T7" style:family="text">
      <style:text-properties fo:color="#000000" style:font-name="DejaVuSans" fo:font-size="14pt" style:font-size-asian="14pt" style:font-name-complex="DejaVuSans" style:font-size-complex="14pt"/>
    </style:style>
    <style:style style:name="T8" style:family="text">
      <style:text-properties fo:color="#000000" style:font-name="DejaVuSans" style:font-size-asian="10pt" style:font-name-complex="DejaVuSans" style:font-size-complex="10pt"/>
    </style:style>
    <style:style style:name="T9" style:family="text">
      <style:text-properties fo:color="#000000" style:font-name="DejaVuSans" style:font-size-asian="20pt" style:font-weight-asian="bold" style:font-name-complex="DejaVuSans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0cm" svg:height="0.051cm" svg:x="4.871cm" svg:y="8.33cm" svg:viewBox="0 0 0 52" draw:points="0,0 0,52">
          <text:p/>
        </draw:polygon>
        <draw:line draw:style-name="gr2" draw:text-style-name="P2" draw:layer="layout" svg:x1="4.871cm" svg:y1="8.33cm" svg:x2="4.871cm" svg:y2="8.382cm">
          <text:p/>
        </draw:line>
        <draw:polygon draw:style-name="gr1" draw:text-style-name="P1" draw:layer="layout" svg:width="0cm" svg:height="0.051cm" svg:x="9.356cm" svg:y="8.33cm" svg:viewBox="0 0 0 52" draw:points="0,0 0,52">
          <text:p/>
        </draw:polygon>
        <draw:line draw:style-name="gr2" draw:text-style-name="P2" draw:layer="layout" svg:x1="9.356cm" svg:y1="8.33cm" svg:x2="9.356cm" svg:y2="8.382cm">
          <text:p/>
        </draw:line>
        <draw:polygon draw:style-name="gr1" draw:text-style-name="P1" draw:layer="layout" svg:width="0cm" svg:height="0.051cm" svg:x="13.841cm" svg:y="8.33cm" svg:viewBox="0 0 0 52" draw:points="0,0 0,52">
          <text:p/>
        </draw:polygon>
        <draw:line draw:style-name="gr2" draw:text-style-name="P2" draw:layer="layout" svg:x1="13.837cm" svg:y1="8.329cm" svg:x2="13.837cm" svg:y2="8.508cm">
          <text:p/>
        </draw:line>
        <draw:polygon draw:style-name="gr1" draw:text-style-name="P1" draw:layer="layout" svg:width="0cm" svg:height="0.051cm" svg:x="18.327cm" svg:y="8.33cm" svg:viewBox="0 0 0 52" draw:points="0,0 0,52">
          <text:p/>
        </draw:polygon>
        <draw:line draw:style-name="gr2" draw:text-style-name="P2" draw:layer="layout" svg:x1="18.327cm" svg:y1="8.33cm" svg:x2="18.327cm" svg:y2="8.382cm">
          <text:p/>
        </draw:line>
        <draw:line draw:style-name="gr3" draw:text-style-name="P2" draw:layer="layout" svg:x1="2.629cm" svg:y1="8.33cm" svg:x2="20.569cm" svg:y2="8.33cm">
          <text:p/>
        </draw:line>
        <draw:polygon draw:style-name="gr1" draw:text-style-name="P1" draw:layer="layout" svg:width="0.06cm" svg:height="0cm" svg:x="2.568cm" svg:y="8.33cm" svg:viewBox="0 0 61 0" draw:points="61,0 0,0">
          <text:p/>
        </draw:polygon>
        <draw:line draw:style-name="gr2" draw:text-style-name="P2" draw:layer="layout" svg:x1="2.629cm" svg:y1="8.33cm" svg:x2="2.568cm" svg:y2="8.33cm">
          <text:p/>
        </draw:line>
        <draw:line draw:style-name="gr4" draw:text-style-name="P2" draw:layer="layout" svg:x1="2.629cm" svg:y1="6.975cm" svg:x2="20.569cm" svg:y2="6.975cm">
          <text:p/>
        </draw:line>
        <draw:polygon draw:style-name="gr5" draw:text-style-name="P1" draw:layer="layout" svg:width="0.06cm" svg:height="0cm" svg:x="2.568cm" svg:y="6.975cm" svg:viewBox="0 0 61 0" draw:points="61,0 0,0">
          <text:p/>
        </draw:polygon>
        <draw:line draw:style-name="gr6" draw:text-style-name="P2" draw:layer="layout" svg:x1="2.629cm" svg:y1="6.975cm" svg:x2="2.568cm" svg:y2="6.975cm">
          <text:p/>
        </draw:line>
        <draw:line draw:style-name="gr4" draw:text-style-name="P2" draw:layer="layout" svg:x1="2.629cm" svg:y1="5.619cm" svg:x2="20.569cm" svg:y2="5.619cm">
          <text:p/>
        </draw:line>
        <draw:polygon draw:style-name="gr5" draw:text-style-name="P1" draw:layer="layout" svg:width="0.06cm" svg:height="0cm" svg:x="2.568cm" svg:y="5.619cm" svg:viewBox="0 0 61 0" draw:points="61,0 0,0">
          <text:p/>
        </draw:polygon>
        <draw:line draw:style-name="gr6" draw:text-style-name="P2" draw:layer="layout" svg:x1="2.629cm" svg:y1="5.619cm" svg:x2="2.568cm" svg:y2="5.619cm">
          <text:p/>
        </draw:line>
        <draw:line draw:style-name="gr4" draw:text-style-name="P2" draw:layer="layout" svg:x1="2.629cm" svg:y1="4.264cm" svg:x2="20.569cm" svg:y2="4.264cm">
          <text:p/>
        </draw:line>
        <draw:polygon draw:style-name="gr5" draw:text-style-name="P1" draw:layer="layout" svg:width="0.06cm" svg:height="0cm" svg:x="2.568cm" svg:y="4.264cm" svg:viewBox="0 0 61 0" draw:points="61,0 0,0">
          <text:p/>
        </draw:polygon>
        <draw:line draw:style-name="gr6" draw:text-style-name="P2" draw:layer="layout" svg:x1="2.629cm" svg:y1="4.264cm" svg:x2="2.568cm" svg:y2="4.264cm">
          <text:p/>
        </draw:line>
        <draw:line draw:style-name="gr4" draw:text-style-name="P2" draw:layer="layout" svg:x1="2.629cm" svg:y1="2.909cm" svg:x2="20.569cm" svg:y2="2.909cm">
          <text:p/>
        </draw:line>
        <draw:polygon draw:style-name="gr5" draw:text-style-name="P1" draw:layer="layout" svg:width="0.06cm" svg:height="0cm" svg:x="2.568cm" svg:y="2.909cm" svg:viewBox="0 0 61 0" draw:points="61,0 0,0">
          <text:p/>
        </draw:polygon>
        <draw:line draw:style-name="gr6" draw:text-style-name="P2" draw:layer="layout" svg:x1="2.629cm" svg:y1="2.909cm" svg:x2="2.568cm" svg:y2="2.909cm">
          <text:p/>
        </draw:line>
        <draw:line draw:style-name="gr4" draw:text-style-name="P2" draw:layer="layout" svg:x1="2.629cm" svg:y1="1.554cm" svg:x2="20.569cm" svg:y2="1.554cm">
          <text:p/>
        </draw:line>
        <draw:polygon draw:style-name="gr5" draw:text-style-name="P1" draw:layer="layout" svg:width="0.06cm" svg:height="0cm" svg:x="2.568cm" svg:y="1.554cm" svg:viewBox="0 0 61 0" draw:points="61,0 0,0">
          <text:p/>
        </draw:polygon>
        <draw:line draw:style-name="gr6" draw:text-style-name="P2" draw:layer="layout" svg:x1="2.629cm" svg:y1="1.554cm" svg:x2="2.568cm" svg:y2="1.554cm">
          <text:p/>
        </draw:line>
        <draw:polygon draw:style-name="gr5" draw:text-style-name="P1" draw:layer="layout" svg:width="0.06cm" svg:height="0cm" svg:x="2.568cm" svg:y="0.199cm" svg:viewBox="0 0 61 0" draw:points="61,0 0,0">
          <text:p/>
        </draw:polygon>
        <draw:polygon draw:style-name="gr7" draw:text-style-name="P2" draw:layer="layout" svg:width="1.523cm" svg:height="1.72cm" svg:x="4.099cm" svg:y="4.357cm" svg:viewBox="0 0 1524 1721" draw:points="0,1721 1524,1721 1524,0 0,0">
          <text:p/>
        </draw:polygon>
        <draw:line draw:style-name="gr7" draw:text-style-name="P2" draw:layer="layout" svg:x1="4.871cm" svg:y1="6.077cm" svg:x2="4.871cm" svg:y2="6.958cm">
          <text:p/>
        </draw:line>
        <draw:line draw:style-name="gr7" draw:text-style-name="P2" draw:layer="layout" svg:x1="4.871cm" svg:y1="4.356cm" svg:x2="4.871cm" svg:y2="2.158cm">
          <text:p/>
        </draw:line>
        <draw:line draw:style-name="gr7" draw:text-style-name="P2" draw:layer="layout" svg:x1="4.311cm" svg:y1="6.958cm" svg:x2="5.433cm" svg:y2="6.958cm">
          <text:p/>
        </draw:line>
        <draw:line draw:style-name="gr7" draw:text-style-name="P2" draw:layer="layout" svg:x1="4.311cm" svg:y1="2.158cm" svg:x2="5.433cm" svg:y2="2.158cm">
          <text:p/>
        </draw:line>
        <draw:polygon draw:style-name="gr8" draw:text-style-name="P2" draw:layer="layout" svg:width="1.523cm" svg:height="1.434cm" svg:x="8.569cm" svg:y="3.831cm" svg:viewBox="0 0 1524 1435" draw:points="0,1435 1524,1435 1524,0 0,0">
          <text:p/>
        </draw:polygon>
        <draw:line draw:style-name="gr8" draw:text-style-name="P2" draw:layer="layout" svg:x1="9.356cm" svg:y1="5.266cm" svg:x2="9.356cm" svg:y2="6.973cm">
          <text:p/>
        </draw:line>
        <draw:line draw:style-name="gr8" draw:text-style-name="P2" draw:layer="layout" svg:x1="9.356cm" svg:y1="3.831cm" svg:x2="9.356cm" svg:y2="1.95cm">
          <text:p/>
        </draw:line>
        <draw:line draw:style-name="gr8" draw:text-style-name="P2" draw:layer="layout" svg:x1="8.796cm" svg:y1="6.973cm" svg:x2="9.917cm" svg:y2="6.973cm">
          <text:p/>
        </draw:line>
        <draw:line draw:style-name="gr8" draw:text-style-name="P2" draw:layer="layout" svg:x1="8.796cm" svg:y1="1.95cm" svg:x2="9.917cm" svg:y2="1.95cm">
          <text:p/>
        </draw:line>
        <draw:polygon draw:style-name="gr9" draw:text-style-name="P2" draw:layer="layout" svg:width="1.523cm" svg:height="3.034cm" svg:x="13.09cm" svg:y="3cm" svg:viewBox="0 0 1524 3035" draw:points="0,3035 1524,3035 1524,0 0,0">
          <text:p/>
        </draw:polygon>
        <draw:line draw:style-name="gr9" draw:text-style-name="P2" draw:layer="layout" svg:x1="13.841cm" svg:y1="6.034cm" svg:x2="13.841cm" svg:y2="7.42cm">
          <text:p/>
        </draw:line>
        <draw:line draw:style-name="gr9" draw:text-style-name="P2" draw:layer="layout" svg:x1="13.841cm" svg:y1="3cm" svg:x2="13.841cm" svg:y2="1.603cm">
          <text:p/>
        </draw:line>
        <draw:line draw:style-name="gr9" draw:text-style-name="P2" draw:layer="layout" svg:x1="13.281cm" svg:y1="7.421cm" svg:x2="14.402cm" svg:y2="7.421cm">
          <text:p/>
        </draw:line>
        <draw:line draw:style-name="gr9" draw:text-style-name="P2" draw:layer="layout" svg:x1="13.281cm" svg:y1="1.603cm" svg:x2="14.402cm" svg:y2="1.603cm">
          <text:p/>
        </draw:line>
        <draw:polygon draw:style-name="gr10" draw:text-style-name="P2" draw:layer="layout" svg:width="1.523cm" svg:height="1.347cm" svg:x="17.561cm" svg:y="4.77cm" svg:viewBox="0 0 1524 1348" draw:points="0,1348 1524,1348 1524,0 0,0">
          <text:p/>
        </draw:polygon>
        <draw:line draw:style-name="gr10" draw:text-style-name="P2" draw:layer="layout" svg:x1="18.327cm" svg:y1="6.117cm" svg:x2="18.327cm" svg:y2="7.032cm">
          <text:p/>
        </draw:line>
        <draw:line draw:style-name="gr10" draw:text-style-name="P2" draw:layer="layout" svg:x1="18.327cm" svg:y1="4.769cm" svg:x2="18.327cm" svg:y2="2.827cm">
          <text:p/>
        </draw:line>
        <draw:line draw:style-name="gr10" draw:text-style-name="P2" draw:layer="layout" svg:x1="17.766cm" svg:y1="7.032cm" svg:x2="18.887cm" svg:y2="7.032cm">
          <text:p/>
        </draw:line>
        <draw:line draw:style-name="gr10" draw:text-style-name="P2" draw:layer="layout" svg:x1="17.766cm" svg:y1="2.827cm" svg:x2="18.887cm" svg:y2="2.827cm">
          <text:p/>
        </draw:line>
        <draw:path draw:style-name="gr11" draw:text-style-name="P2" draw:layer="layout" svg:width="0.103cm" svg:height="0.088cm" svg:x="18.274cm" svg:y="0.916cm" svg:viewBox="0 0 104 89" svg:d="M52 89c14 0 27-4 37-13 10-8 15-19 15-31s-5-23-15-31c-10-9-23-14-37-14s-27 5-37 14c-9 8-15 19-15 31s6 23 15 31c10 9 23 13 37 13z">
          <text:p/>
        </draw:path>
        <draw:line draw:style-name="gr7" draw:text-style-name="P2" draw:layer="layout" svg:x1="4.099cm" svg:y1="4.888cm" svg:x2="5.623cm" svg:y2="4.888cm">
          <text:p/>
        </draw:line>
        <draw:line draw:style-name="gr8" draw:text-style-name="P2" draw:layer="layout" svg:x1="8.569cm" svg:y1="5.158cm" svg:x2="10.093cm" svg:y2="5.158cm">
          <text:p/>
        </draw:line>
        <draw:line draw:style-name="gr9" draw:text-style-name="P2" draw:layer="layout" svg:x1="13.09cm" svg:y1="5.213cm" svg:x2="14.614cm" svg:y2="5.213cm">
          <text:p/>
        </draw:line>
        <draw:line draw:style-name="gr10" draw:text-style-name="P2" draw:layer="layout" svg:x1="17.561cm" svg:y1="5.127cm" svg:x2="19.085cm" svg:y2="5.127cm">
          <text:p/>
        </draw:line>
        <draw:line draw:style-name="gr12" draw:text-style-name="P2" draw:layer="layout" svg:x1="2.629cm" svg:y1="8.33cm" svg:x2="20.569cm" svg:y2="8.33cm">
          <text:p/>
        </draw:line>
        <draw:frame draw:style-name="gr13" draw:text-style-name="P4" draw:layer="layout" svg:width="2.151cm" svg:height="0.666cm" draw:transform="rotate (1.5707963267949) translate (0.171cm 5.445cm)">
          <draw:text-box>
            <text:p text:style-name="P3"><text:span text:style-name="T1">R</text:span><text:span text:style-name="T1">M</text:span><text:span text:style-name="T1">S</text:span><text:span text:style-name="T1">E</text:span></text:p>
          </draw:text-box>
        </draw:frame>
        <draw:line draw:style-name="gr14" draw:text-style-name="P5" draw:layer="layout" svg:x1="3.795cm" svg:y1="0.907cm" svg:x2="10.479cm" svg:y2="0.907cm">
          <text:p/>
        </draw:line>
        <draw:line draw:style-name="gr14" draw:text-style-name="P5" draw:layer="layout" svg:x1="3.795cm" svg:y1="0.907cm" svg:x2="3.795cm" svg:y2="1.388cm">
          <text:p/>
        </draw:line>
        <draw:line draw:style-name="gr14" draw:text-style-name="P5" draw:layer="layout" svg:x1="10.479cm" svg:y1="0.907cm" svg:x2="10.479cm" svg:y2="1.388cm">
          <text:p/>
        </draw:line>
        <draw:frame draw:style-name="gr15" draw:text-style-name="P7" draw:layer="layout" svg:width="2.305cm" svg:height="0.878cm" svg:x="6.05cm" svg:y="0.186cm">
          <draw:text-box>
            <text:p text:style-name="P6"><text:span text:style-name="T2">P=0.09</text:span></text:p>
          </draw:text-box>
        </draw:frame>
        <draw:polygon draw:style-name="gr5" draw:text-style-name="P1" draw:layer="layout" svg:width="0.06cm" svg:height="0cm" svg:x="11.728cm" svg:y="0.199cm" svg:viewBox="0 0 61 0" draw:points="61,0 0,0">
          <text:p/>
        </draw:polygon>
        <draw:line draw:style-name="gr14" draw:text-style-name="P5" draw:layer="layout" svg:x1="12.956cm" svg:y1="0.907cm" svg:x2="19.64cm" svg:y2="0.907cm">
          <text:p/>
        </draw:line>
        <draw:line draw:style-name="gr14" draw:text-style-name="P5" draw:layer="layout" svg:x1="12.956cm" svg:y1="0.907cm" svg:x2="12.956cm" svg:y2="1.388cm">
          <text:p/>
        </draw:line>
        <draw:line draw:style-name="gr14" draw:text-style-name="P5" draw:layer="layout" svg:x1="19.639cm" svg:y1="0.907cm" svg:x2="19.639cm" svg:y2="1.388cm">
          <text:p/>
        </draw:line>
        <draw:frame draw:style-name="gr16" draw:text-style-name="P7" draw:layer="layout" svg:width="2.305cm" svg:height="0.878cm" svg:x="15.713cm" svg:y="0.238cm">
          <draw:text-box>
            <text:p text:style-name="P6"><text:span text:style-name="T2">P</text:span><text:span text:style-name="T2">=</text:span><text:span text:style-name="T2">0</text:span><text:span text:style-name="T2">.</text:span><text:span text:style-name="T2">8</text:span><text:span text:style-name="T2">5</text:span></text:p>
          </draw:text-box>
        </draw:frame>
        <draw:custom-shape draw:style-name="gr17" draw:text-style-name="P8" draw:layer="layout" svg:width="0.305cm" svg:height="0.297cm" svg:x="4.741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05cm" svg:height="0.297cm" svg:x="9.22cm" svg:y="4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305cm" svg:height="0.297cm" svg:x="13.7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0.305cm" svg:height="0.296cm" svg:x="18.174cm" svg:y="4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1" draw:text-style-name="P12" draw:layer="layout" svg:width="0cm" svg:height="0.097cm" svg:x="4.148cm" svg:y="17.57cm" svg:viewBox="0 0 0 98" draw:points="0,0 0,98">
          <text:p/>
        </draw:polygon>
        <draw:line draw:style-name="gr22" draw:text-style-name="P13" draw:layer="layout" svg:x1="4.148cm" svg:y1="17.57cm" svg:x2="4.148cm" svg:y2="17.668cm">
          <text:p/>
        </draw:line>
        <draw:polygon draw:style-name="gr21" draw:text-style-name="P12" draw:layer="layout" svg:width="0cm" svg:height="0.097cm" svg:x="7.192cm" svg:y="17.57cm" svg:viewBox="0 0 0 98" draw:points="0,0 0,98">
          <text:p/>
        </draw:polygon>
        <draw:line draw:style-name="gr22" draw:text-style-name="P13" draw:layer="layout" svg:x1="7.192cm" svg:y1="17.57cm" svg:x2="7.192cm" svg:y2="17.668cm">
          <text:p/>
        </draw:line>
        <draw:frame draw:style-name="gr23" draw:text-style-name="P15" draw:layer="layout" svg:width="2.69cm" svg:height="0.626cm" svg:x="2.521cm" svg:y="17.814cm">
          <draw:text-box>
            <text:p text:style-name="P14"><text:span text:style-name="T3">N</text:span><text:span text:style-name="T3">o</text:span><text:span text:style-name="T3"> </text:span><text:span text:style-name="T3">H</text:span><text:span text:style-name="T3">a</text:span><text:span text:style-name="T3">p</text:span><text:span text:style-name="T3">t</text:span><text:span text:style-name="T3">i</text:span><text:span text:style-name="T3">c</text:span><text:span text:style-name="T3">s</text:span></text:p>
          </draw:text-box>
        </draw:frame>
        <draw:polygon draw:style-name="gr21" draw:text-style-name="P12" draw:layer="layout" svg:width="0cm" svg:height="0.097cm" svg:x="10.236cm" svg:y="17.57cm" svg:viewBox="0 0 0 98" draw:points="0,0 0,98">
          <text:p/>
        </draw:polygon>
        <draw:line draw:style-name="gr22" draw:text-style-name="P13" draw:layer="layout" svg:x1="10.236cm" svg:y1="17.57cm" svg:x2="10.236cm" svg:y2="17.668cm">
          <text:p/>
        </draw:line>
        <draw:frame draw:style-name="gr24" draw:text-style-name="P15" draw:layer="layout" svg:width="1.905cm" svg:height="0.627cm" svg:x="5.953cm" svg:y="17.797cm">
          <draw:text-box>
            <text:p text:style-name="P14"><text:span text:style-name="T3">Ha</text:span><text:span text:style-name="T3">ptic</text:span><text:span text:style-name="T3">s</text:span></text:p>
          </draw:text-box>
        </draw:frame>
        <draw:polygon draw:style-name="gr21" draw:text-style-name="P12" draw:layer="layout" svg:width="0cm" svg:height="0.097cm" svg:x="13.28cm" svg:y="17.57cm" svg:viewBox="0 0 0 98" draw:points="0,0 0,98">
          <text:p/>
        </draw:polygon>
        <draw:line draw:style-name="gr22" draw:text-style-name="P13" draw:layer="layout" svg:x1="13.28cm" svg:y1="17.57cm" svg:x2="13.28cm" svg:y2="17.668cm">
          <text:p/>
        </draw:line>
        <draw:frame draw:style-name="gr25" draw:text-style-name="P15" draw:layer="layout" svg:width="3.523cm" svg:height="0.626cm" svg:x="8.272cm" svg:y="17.846cm">
          <draw:text-box>
            <text:p text:style-name="P14"><text:span text:style-name="T3">N</text:span><text:span text:style-name="T3">o</text:span><text:span text:style-name="T3"> </text:span><text:span text:style-name="T3">O</text:span><text:span text:style-name="T3">b</text:span><text:span text:style-name="T3">s</text:span><text:span text:style-name="T3">t</text:span><text:span text:style-name="T3">a</text:span><text:span text:style-name="T3">c</text:span><text:span text:style-name="T3">l</text:span><text:span text:style-name="T3">e</text:span></text:p>
          </draw:text-box>
        </draw:frame>
        <draw:polygon draw:style-name="gr21" draw:text-style-name="P12" draw:layer="layout" svg:width="0cm" svg:height="0.097cm" svg:x="16.323cm" svg:y="17.57cm" svg:viewBox="0 0 0 98" draw:points="0,0 0,98">
          <text:p/>
        </draw:polygon>
        <draw:line draw:style-name="gr22" draw:text-style-name="P13" draw:layer="layout" svg:x1="16.323cm" svg:y1="17.57cm" svg:x2="16.323cm" svg:y2="17.668cm">
          <text:p/>
        </draw:line>
        <draw:frame draw:style-name="gr26" draw:text-style-name="P15" draw:layer="layout" svg:width="2.552cm" svg:height="0.626cm" svg:x="11.914cm" svg:y="17.814cm">
          <draw:text-box>
            <text:p text:style-name="P14"><text:span text:style-name="T3">Obstacle</text:span></text:p>
          </draw:text-box>
        </draw:frame>
        <draw:polygon draw:style-name="gr21" draw:text-style-name="P12" draw:layer="layout" svg:width="0cm" svg:height="0.097cm" svg:x="19.367cm" svg:y="17.57cm" svg:viewBox="0 0 0 98" draw:points="0,0 0,98">
          <text:p/>
        </draw:polygon>
        <draw:line draw:style-name="gr22" draw:text-style-name="P13" draw:layer="layout" svg:x1="19.367cm" svg:y1="17.57cm" svg:x2="19.367cm" svg:y2="17.668cm">
          <text:p/>
        </draw:line>
        <draw:frame draw:style-name="gr27" draw:text-style-name="P15" draw:layer="layout" svg:width="3.029cm" svg:height="1.252cm" svg:x="14.481cm" svg:y="17.814cm">
          <draw:text-box>
            <text:p text:style-name="P14"><text:span text:style-name="T3">No </text:span><text:span text:style-name="T3">Haptics</text:span></text:p>
            <text:p text:style-name="P14"><text:span text:style-name="T3">No </text:span><text:span text:style-name="T3">Obstacl</text:span><text:span text:style-name="T3">e</text:span></text:p>
          </draw:text-box>
        </draw:frame>
        <draw:line draw:style-name="gr28" draw:text-style-name="P13" draw:layer="layout" svg:x1="2.627cm" svg:y1="17.57cm" svg:x2="20.889cm" svg:y2="17.57cm">
          <text:p/>
        </draw:line>
        <draw:polygon draw:style-name="gr21" draw:text-style-name="P12" draw:layer="layout" svg:width="0.179cm" svg:height="0cm" svg:x="2.448cm" svg:y="17.57cm" svg:viewBox="0 0 180 0" draw:points="180,0 0,0">
          <text:p/>
        </draw:polygon>
        <draw:line draw:style-name="gr22" draw:text-style-name="P13" draw:layer="layout" svg:x1="2.628cm" svg:y1="17.57cm" svg:x2="2.448cm" svg:y2="17.57cm">
          <text:p/>
        </draw:line>
        <draw:frame draw:style-name="gr29" draw:text-style-name="P15" draw:layer="layout" svg:width="2.178cm" svg:height="1.252cm" svg:x="18.161cm" svg:y="17.814cm">
          <draw:text-box>
            <text:p text:style-name="P14"><text:span text:style-name="T3">H</text:span><text:span text:style-name="T3">a</text:span><text:span text:style-name="T3">p</text:span><text:span text:style-name="T3">ti</text:span><text:span text:style-name="T3">c</text:span><text:span text:style-name="T3">s </text:span></text:p>
            <text:p text:style-name="P14"><text:span text:style-name="T3">O</text:span><text:span text:style-name="T3">b</text:span><text:span text:style-name="T3">s</text:span><text:span text:style-name="T3">t</text:span><text:span text:style-name="T3">a</text:span><text:span text:style-name="T3">c</text:span><text:span text:style-name="T3">l</text:span><text:span text:style-name="T3">e</text:span></text:p>
          </draw:text-box>
        </draw:frame>
        <draw:line draw:style-name="gr30" draw:text-style-name="P13" draw:layer="layout" svg:x1="2.627cm" svg:y1="16.329cm" svg:x2="20.889cm" svg:y2="16.329cm">
          <text:p/>
        </draw:line>
        <draw:polygon draw:style-name="gr31" draw:text-style-name="P12" draw:layer="layout" svg:width="0.179cm" svg:height="0cm" svg:x="2.448cm" svg:y="16.329cm" svg:viewBox="0 0 180 0" draw:points="180,0 0,0">
          <text:p/>
        </draw:polygon>
        <draw:line draw:style-name="gr32" draw:text-style-name="P13" draw:layer="layout" svg:x1="2.628cm" svg:y1="16.329cm" svg:x2="2.448cm" svg:y2="16.329cm">
          <text:p/>
        </draw:line>
        <draw:frame draw:style-name="gr33" draw:text-style-name="P17" draw:layer="layout" svg:width="1.375cm" svg:height="0.822cm" svg:x="1.121cm" svg:y="17.084cm">
          <draw:text-box>
            <text:p text:style-name="P16"><text:span text:style-name="T4">1.0</text:span></text:p>
          </draw:text-box>
        </draw:frame>
        <draw:line draw:style-name="gr30" draw:text-style-name="P13" draw:layer="layout" svg:x1="2.627cm" svg:y1="15.088cm" svg:x2="20.889cm" svg:y2="15.088cm">
          <text:p/>
        </draw:line>
        <draw:polygon draw:style-name="gr31" draw:text-style-name="P12" draw:layer="layout" svg:width="0.179cm" svg:height="0cm" svg:x="2.448cm" svg:y="15.088cm" svg:viewBox="0 0 180 0" draw:points="180,0 0,0">
          <text:p/>
        </draw:polygon>
        <draw:line draw:style-name="gr32" draw:text-style-name="P13" draw:layer="layout" svg:x1="2.628cm" svg:y1="15.088cm" svg:x2="2.448cm" svg:y2="15.088cm">
          <text:p/>
        </draw:line>
        <draw:frame draw:style-name="gr33" draw:text-style-name="P17" draw:layer="layout" svg:width="1.375cm" svg:height="0.822cm" svg:x="1.134cm" svg:y="15.881cm">
          <draw:text-box>
            <text:p text:style-name="P16"><text:span text:style-name="T4">1</text:span><text:span text:style-name="T4">.</text:span><text:span text:style-name="T4">5</text:span></text:p>
          </draw:text-box>
        </draw:frame>
        <draw:line draw:style-name="gr30" draw:text-style-name="P13" draw:layer="layout" svg:x1="2.627cm" svg:y1="13.846cm" svg:x2="20.889cm" svg:y2="13.846cm">
          <text:p/>
        </draw:line>
        <draw:polygon draw:style-name="gr31" draw:text-style-name="P12" draw:layer="layout" svg:width="0.179cm" svg:height="0cm" svg:x="2.448cm" svg:y="13.846cm" svg:viewBox="0 0 180 0" draw:points="180,0 0,0">
          <text:p/>
        </draw:polygon>
        <draw:line draw:style-name="gr32" draw:text-style-name="P13" draw:layer="layout" svg:x1="2.628cm" svg:y1="13.846cm" svg:x2="2.448cm" svg:y2="13.846cm">
          <text:p/>
        </draw:line>
        <draw:frame draw:style-name="gr33" draw:text-style-name="P17" draw:layer="layout" svg:width="1.375cm" svg:height="0.822cm" svg:x="1.167cm" svg:y="14.671cm">
          <draw:text-box>
            <text:p text:style-name="P16"><text:span text:style-name="T4">2</text:span><text:span text:style-name="T4">.</text:span><text:span text:style-name="T4">0</text:span></text:p>
          </draw:text-box>
        </draw:frame>
        <draw:line draw:style-name="gr30" draw:text-style-name="P13" draw:layer="layout" svg:x1="2.627cm" svg:y1="12.607cm" svg:x2="20.889cm" svg:y2="12.607cm">
          <text:p/>
        </draw:line>
        <draw:polygon draw:style-name="gr31" draw:text-style-name="P12" draw:layer="layout" svg:width="0.179cm" svg:height="0cm" svg:x="2.448cm" svg:y="12.607cm" svg:viewBox="0 0 180 0" draw:points="180,0 0,0">
          <text:p/>
        </draw:polygon>
        <draw:line draw:style-name="gr32" draw:text-style-name="P13" draw:layer="layout" svg:x1="2.628cm" svg:y1="12.607cm" svg:x2="2.448cm" svg:y2="12.607cm">
          <text:p/>
        </draw:line>
        <draw:frame draw:style-name="gr33" draw:text-style-name="P17" draw:layer="layout" svg:width="1.375cm" svg:height="0.822cm" svg:x="1.121cm" svg:y="13.401cm">
          <draw:text-box>
            <text:p text:style-name="P16"><text:span text:style-name="T4">2.5</text:span></text:p>
          </draw:text-box>
        </draw:frame>
        <draw:line draw:style-name="gr30" draw:text-style-name="P13" draw:layer="layout" svg:x1="2.627cm" svg:y1="11.365cm" svg:x2="20.889cm" svg:y2="11.365cm">
          <text:p/>
        </draw:line>
        <draw:polygon draw:style-name="gr31" draw:text-style-name="P12" draw:layer="layout" svg:width="0.179cm" svg:height="0cm" svg:x="2.448cm" svg:y="11.365cm" svg:viewBox="0 0 180 0" draw:points="180,0 0,0">
          <text:p/>
        </draw:polygon>
        <draw:line draw:style-name="gr32" draw:text-style-name="P13" draw:layer="layout" svg:x1="2.628cm" svg:y1="11.365cm" svg:x2="2.448cm" svg:y2="11.365cm">
          <text:p/>
        </draw:line>
        <draw:frame draw:style-name="gr33" draw:text-style-name="P17" draw:layer="layout" svg:width="1.375cm" svg:height="0.822cm" svg:x="1.144cm" svg:y="12.258cm">
          <draw:text-box>
            <text:p text:style-name="P16"><text:span text:style-name="T4">3.</text:span><text:span text:style-name="T4">0</text:span></text:p>
          </draw:text-box>
        </draw:frame>
        <draw:frame draw:style-name="gr33" draw:text-style-name="P17" draw:layer="layout" svg:width="1.375cm" svg:height="0.822cm" svg:x="1.134cm" svg:y="10.928cm">
          <draw:text-box>
            <text:p text:style-name="P16"><text:span text:style-name="T4">3</text:span><text:span text:style-name="T4">.</text:span><text:span text:style-name="T4">5</text:span></text:p>
          </draw:text-box>
        </draw:frame>
        <draw:polygon draw:style-name="gr34" draw:text-style-name="P13" draw:layer="layout" svg:width="1.523cm" svg:height="1.687cm" svg:x="3.387cm" svg:y="13.877cm" svg:viewBox="0 0 1524 1688" draw:points="0,1688 1524,1688 1524,0 0,0">
          <text:p/>
        </draw:polygon>
        <draw:line draw:style-name="gr34" draw:text-style-name="P13" draw:layer="layout" svg:x1="4.148cm" svg:y1="15.565cm" svg:x2="4.148cm" svg:y2="16.738cm">
          <text:p/>
        </draw:line>
        <draw:line draw:style-name="gr34" draw:text-style-name="P13" draw:layer="layout" svg:x1="4.148cm" svg:y1="13.877cm" svg:x2="4.148cm" svg:y2="11.41cm">
          <text:p/>
        </draw:line>
        <draw:line draw:style-name="gr34" draw:text-style-name="P13" draw:layer="layout" svg:x1="3.768cm" svg:y1="16.738cm" svg:x2="4.529cm" svg:y2="16.738cm">
          <text:p/>
        </draw:line>
        <draw:line draw:style-name="gr34" draw:text-style-name="P13" draw:layer="layout" svg:x1="3.768cm" svg:y1="11.41cm" svg:x2="4.529cm" svg:y2="11.41cm">
          <text:p/>
        </draw:line>
        <draw:polygon draw:style-name="gr35" draw:text-style-name="P13" draw:layer="layout" svg:width="1.523cm" svg:height="0.86cm" svg:x="6.431cm" svg:y="13.969cm" svg:viewBox="0 0 1524 861" draw:points="0,861 1524,861 1524,0 0,0">
          <text:p/>
        </draw:polygon>
        <draw:line draw:style-name="gr35" draw:text-style-name="P13" draw:layer="layout" svg:x1="7.192cm" svg:y1="14.829cm" svg:x2="7.192cm" svg:y2="16.08cm">
          <text:p/>
        </draw:line>
        <draw:line draw:style-name="gr35" draw:text-style-name="P13" draw:layer="layout" svg:x1="7.192cm" svg:y1="13.969cm" svg:x2="7.192cm" svg:y2="13.095cm">
          <text:p/>
        </draw:line>
        <draw:line draw:style-name="gr35" draw:text-style-name="P13" draw:layer="layout" svg:x1="6.812cm" svg:y1="16.08cm" svg:x2="7.573cm" svg:y2="16.08cm">
          <text:p/>
        </draw:line>
        <draw:line draw:style-name="gr35" draw:text-style-name="P13" draw:layer="layout" svg:x1="6.812cm" svg:y1="13.095cm" svg:x2="7.573cm" svg:y2="13.095cm">
          <text:p/>
        </draw:line>
        <draw:polygon draw:style-name="gr36" draw:text-style-name="P13" draw:layer="layout" svg:width="1.523cm" svg:height="1.783cm" svg:x="9.475cm" svg:y="13.811cm" svg:viewBox="0 0 1524 1784" draw:points="0,1784 1524,1784 1524,0 0,0">
          <text:p/>
        </draw:polygon>
        <draw:line draw:style-name="gr36" draw:text-style-name="P13" draw:layer="layout" svg:x1="10.236cm" svg:y1="15.595cm" svg:x2="10.236cm" svg:y2="16.738cm">
          <text:p/>
        </draw:line>
        <draw:line draw:style-name="gr36" draw:text-style-name="P13" draw:layer="layout" svg:x1="10.236cm" svg:y1="13.811cm" svg:x2="10.236cm" svg:y2="11.41cm">
          <text:p/>
        </draw:line>
        <draw:line draw:style-name="gr36" draw:text-style-name="P13" draw:layer="layout" svg:x1="9.855cm" svg:y1="16.738cm" svg:x2="10.616cm" svg:y2="16.738cm">
          <text:p/>
        </draw:line>
        <draw:polygon draw:style-name="gr37" draw:text-style-name="P13" draw:layer="layout" svg:width="1.522cm" svg:height="1.024cm" svg:x="12.519cm" svg:y="13.877cm" svg:viewBox="0 0 1523 1025" draw:points="0,1025 1523,1025 1523,0 0,0">
          <text:p/>
        </draw:polygon>
        <draw:line draw:style-name="gr37" draw:text-style-name="P13" draw:layer="layout" svg:x1="13.28cm" svg:y1="14.901cm" svg:x2="13.28cm" svg:y2="16.326cm">
          <text:p/>
        </draw:line>
        <draw:line draw:style-name="gr37" draw:text-style-name="P13" draw:layer="layout" svg:x1="13.28cm" svg:y1="13.877cm" svg:x2="13.28cm" svg:y2="13.095cm">
          <text:p/>
        </draw:line>
        <draw:line draw:style-name="gr37" draw:text-style-name="P13" draw:layer="layout" svg:x1="12.899cm" svg:y1="16.327cm" svg:x2="13.659cm" svg:y2="16.327cm">
          <text:p/>
        </draw:line>
        <draw:line draw:style-name="gr37" draw:text-style-name="P13" draw:layer="layout" svg:x1="12.899cm" svg:y1="13.095cm" svg:x2="13.659cm" svg:y2="13.095cm">
          <text:p/>
        </draw:line>
        <draw:polygon draw:style-name="gr38" draw:text-style-name="P13" draw:layer="layout" svg:width="1.523cm" svg:height="1.233cm" svg:x="15.562cm" svg:y="14.31cm" svg:viewBox="0 0 1524 1234" draw:points="0,1234 1524,1234 1524,0 0,0">
          <text:p/>
        </draw:polygon>
        <draw:line draw:style-name="gr38" draw:text-style-name="P13" draw:layer="layout" svg:x1="16.323cm" svg:y1="15.544cm" svg:x2="16.323cm" svg:y2="16.381cm">
          <text:p/>
        </draw:line>
        <draw:line draw:style-name="gr38" draw:text-style-name="P13" draw:layer="layout" svg:x1="16.323cm" svg:y1="14.311cm" svg:x2="16.323cm" svg:y2="12.531cm">
          <text:p/>
        </draw:line>
        <draw:line draw:style-name="gr38" draw:text-style-name="P13" draw:layer="layout" svg:x1="15.944cm" svg:y1="16.381cm" svg:x2="16.704cm" svg:y2="16.381cm">
          <text:p/>
        </draw:line>
        <draw:line draw:style-name="gr38" draw:text-style-name="P13" draw:layer="layout" svg:x1="15.944cm" svg:y1="12.531cm" svg:x2="16.704cm" svg:y2="12.531cm">
          <text:p/>
        </draw:line>
        <draw:line draw:style-name="gr34" draw:text-style-name="P13" draw:layer="layout" svg:x1="3.387cm" svg:y1="14.487cm" svg:x2="4.909cm" svg:y2="14.487cm">
          <text:p/>
        </draw:line>
        <draw:line draw:style-name="gr35" draw:text-style-name="P13" draw:layer="layout" svg:x1="6.431cm" svg:y1="14.666cm" svg:x2="7.953cm" svg:y2="14.666cm">
          <text:p/>
        </draw:line>
        <draw:line draw:style-name="gr36" draw:text-style-name="P13" draw:layer="layout" svg:x1="9.475cm" svg:y1="14.637cm" svg:x2="10.997cm" svg:y2="14.637cm">
          <text:p/>
        </draw:line>
        <draw:line draw:style-name="gr37" draw:text-style-name="P13" draw:layer="layout" svg:x1="12.519cm" svg:y1="14.602cm" svg:x2="14.041cm" svg:y2="14.602cm">
          <text:p/>
        </draw:line>
        <draw:line draw:style-name="gr38" draw:text-style-name="P13" draw:layer="layout" svg:x1="15.562cm" svg:y1="14.637cm" svg:x2="17.084cm" svg:y2="14.637cm">
          <text:p/>
        </draw:line>
        <draw:line draw:style-name="gr39" draw:text-style-name="P13" draw:layer="layout" svg:x1="2.627cm" svg:y1="17.57cm" svg:x2="20.889cm" svg:y2="17.57cm">
          <text:p/>
        </draw:line>
        <draw:frame draw:style-name="gr40" draw:text-style-name="P4" draw:layer="layout" svg:width="2.282cm" svg:height="0.653cm" draw:transform="rotate (1.5707963267949) translate (0.256cm 14.752cm)">
          <draw:text-box>
            <text:p text:style-name="P3"><text:span text:style-name="T1">R</text:span><text:span text:style-name="T1">M</text:span><text:span text:style-name="T1">SE</text:span></text:p>
          </draw:text-box>
        </draw:frame>
        <draw:path draw:style-name="gr41" draw:text-style-name="P18" draw:layer="layout" svg:width="0.131cm" svg:height="0.075cm" svg:x="7.121cm" svg:y="10.986cm" svg:viewBox="0 0 132 76" svg:d="M65 76c18 0 35-4 49-11 12-7 18-17 18-27s-6-20-18-27c-14-7-31-11-49-11-17 0-33 4-46 11-11 7-19 17-19 27s8 20 19 27c13 7 29 11 46 11z">
          <text:p/>
        </draw:path>
        <draw:path draw:style-name="gr41" draw:text-style-name="P18" draw:layer="layout" svg:width="0.131cm" svg:height="0.075cm" svg:x="3.618cm" svg:y="10.986cm" svg:viewBox="0 0 132 76" svg:d="M67 76c17 0 33-4 47-11 12-7 18-17 18-27s-6-20-18-27c-14-7-30-11-47-11-19 0-35 4-48 11-11 7-19 17-19 27s8 20 19 27c13 7 29 11 48 11z">
          <text:p/>
        </draw:path>
        <draw:line draw:style-name="gr42" draw:text-style-name="P19" draw:layer="layout" svg:x1="2.995cm" svg:y1="10.979cm" svg:x2="7.965cm" svg:y2="10.979cm">
          <text:p/>
        </draw:line>
        <draw:line draw:style-name="gr42" draw:text-style-name="P19" draw:layer="layout" svg:x1="2.995cm" svg:y1="10.979cm" svg:x2="2.995cm" svg:y2="11.34cm">
          <text:p/>
        </draw:line>
        <draw:line draw:style-name="gr42" draw:text-style-name="P19" draw:layer="layout" svg:x1="7.965cm" svg:y1="10.979cm" svg:x2="7.965cm" svg:y2="11.34cm">
          <text:p/>
        </draw:line>
        <draw:path draw:style-name="gr41" draw:text-style-name="P18" draw:layer="layout" svg:width="0.13cm" svg:height="0.075cm" svg:x="7.122cm" svg:y="10.986cm" svg:viewBox="0 0 131 76" svg:d="M65 76c17 0 35-4 48-11s18-17 18-27-5-20-18-27-31-11-48-11-33 4-46 11c-11 7-19 17-19 27s8 20 19 27c13 7 29 11 46 11z">
          <text:p/>
        </draw:path>
        <draw:path draw:style-name="gr41" draw:text-style-name="P18" draw:layer="layout" svg:width="0.131cm" svg:height="0.075cm" svg:x="7.121cm" svg:y="10.986cm" svg:viewBox="0 0 132 76" svg:d="M65 76c18 0 35-4 49-11 12-7 18-17 18-27s-6-20-18-27c-14-7-31-11-49-11-17 0-33 4-46 11-11 7-19 17-19 27s8 20 19 27c13 7 29 11 46 11z">
          <text:p/>
        </draw:path>
        <draw:path draw:style-name="gr41" draw:text-style-name="P18" draw:layer="layout" svg:width="0.13cm" svg:height="0.075cm" svg:x="7.122cm" svg:y="10.986cm" svg:viewBox="0 0 131 76" svg:d="M65 76c17 0 35-4 48-11s18-17 18-27-5-20-18-27-31-11-48-11-33 4-46 11c-11 7-19 17-19 27s8 20 19 27c13 7 29 11 46 11z">
          <text:p/>
        </draw:path>
        <draw:path draw:style-name="gr41" draw:text-style-name="P18" draw:layer="layout" svg:width="0.131cm" svg:height="0.075cm" svg:x="13.196cm" svg:y="10.986cm" svg:viewBox="0 0 132 76" svg:d="M65 76c18 0 35-4 49-11 12-7 18-17 18-27s-6-20-18-27c-14-7-31-11-49-11-17 0-33 4-46 11-11 7-19 17-19 27s8 20 19 27c13 7 29 11 46 11z">
          <text:p/>
        </draw:path>
        <draw:path draw:style-name="gr41" draw:text-style-name="P18" draw:layer="layout" svg:width="0.131cm" svg:height="0.075cm" svg:x="9.694cm" svg:y="10.986cm" svg:viewBox="0 0 132 76" svg:d="M67 76c17 0 33-4 47-11 13-7 18-17 18-27s-5-20-18-27c-14-7-30-11-47-11-19 0-35 4-48 11-11 7-19 17-19 27s8 20 19 27c13 7 29 11 48 11z">
          <text:p/>
        </draw:path>
        <draw:line draw:style-name="gr42" draw:text-style-name="P19" draw:layer="layout" svg:x1="9.071cm" svg:y1="10.979cm" svg:x2="14.041cm" svg:y2="10.979cm">
          <text:p/>
        </draw:line>
        <draw:line draw:style-name="gr42" draw:text-style-name="P19" draw:layer="layout" svg:x1="9.071cm" svg:y1="10.979cm" svg:x2="9.071cm" svg:y2="11.34cm">
          <text:p/>
        </draw:line>
        <draw:line draw:style-name="gr42" draw:text-style-name="P19" draw:layer="layout" svg:x1="14.041cm" svg:y1="10.979cm" svg:x2="14.041cm" svg:y2="11.34cm">
          <text:p/>
        </draw:line>
        <draw:path draw:style-name="gr41" draw:text-style-name="P18" draw:layer="layout" svg:width="0.131cm" svg:height="0.075cm" svg:x="13.197cm" svg:y="10.986cm" svg:viewBox="0 0 132 76" svg:d="M65 76c18 0 35-4 49-11 13-7 18-17 18-27s-5-20-18-27c-14-7-31-11-49-11-17 0-33 4-46 11-11 7-19 17-19 27s8 20 19 27c13 7 29 11 46 11z">
          <text:p/>
        </draw:path>
        <draw:path draw:style-name="gr41" draw:text-style-name="P18" draw:layer="layout" svg:width="0.131cm" svg:height="0.075cm" svg:x="13.196cm" svg:y="10.986cm" svg:viewBox="0 0 132 76" svg:d="M65 76c18 0 35-4 49-11 12-7 18-17 18-27s-6-20-18-27c-14-7-31-11-49-11-17 0-33 4-46 11-11 7-19 17-19 27s8 20 19 27c13 7 29 11 46 11z">
          <text:p/>
        </draw:path>
        <draw:path draw:style-name="gr41" draw:text-style-name="P18" draw:layer="layout" svg:width="0.131cm" svg:height="0.075cm" svg:x="13.197cm" svg:y="10.986cm" svg:viewBox="0 0 132 76" svg:d="M65 76c18 0 35-4 49-11 13-7 18-17 18-27s-5-20-18-27c-14-7-31-11-49-11-17 0-33 4-46 11-11 7-19 17-19 27s8 20 19 27c13 7 29 11 46 11z">
          <text:p/>
        </draw:path>
        <draw:path draw:style-name="gr43" draw:text-style-name="P13" draw:layer="layout" svg:width="0.106cm" svg:height="0.05cm" svg:x="19.248cm" svg:y="12.661cm" svg:viewBox="0 0 107 51" svg:d="M53 51c13 0 28-2 38-7 10-4 16-12 16-18 0-7-6-13-16-18-10-6-25-8-38-8-14 0-27 2-37 8-10 5-16 11-16 18 0 6 6 14 16 18 10 5 23 7 37 7z">
          <text:p/>
        </draw:path>
        <draw:path draw:style-name="gr41" draw:text-style-name="P18" draw:layer="layout" svg:width="0.13cm" svg:height="0.075cm" svg:x="15.953cm" svg:y="10.986cm" svg:viewBox="0 0 131 76" svg:d="M66 76c18 0 34-4 47-11s18-17 18-27-5-20-18-27-29-11-47-11-34 4-47 11c-11 7-19 17-19 27s8 20 19 27c13 7 29 11 47 11z">
          <text:p/>
        </draw:path>
        <draw:line draw:style-name="gr42" draw:text-style-name="P19" draw:layer="layout" svg:x1="15.33cm" svg:y1="10.979cm" svg:x2="20.3cm" svg:y2="10.979cm">
          <text:p/>
        </draw:line>
        <draw:line draw:style-name="gr42" draw:text-style-name="P19" draw:layer="layout" svg:x1="15.33cm" svg:y1="10.979cm" svg:x2="15.33cm" svg:y2="11.34cm">
          <text:p/>
        </draw:line>
        <draw:path draw:style-name="gr43" draw:text-style-name="P13" draw:layer="layout" svg:width="0.106cm" svg:height="0.05cm" svg:x="19.248cm" svg:y="12.661cm" svg:viewBox="0 0 107 51" svg:d="M53 51c13 0 28-2 38-7 10-4 16-12 16-18 0-7-6-13-16-18-10-6-25-8-38-8-14 0-27 2-37 8-10 5-16 11-16 18 0 6 6 14 16 18 10 5 23 7 37 7z">
          <text:p/>
        </draw:path>
        <draw:path draw:style-name="gr43" draw:text-style-name="P13" draw:layer="layout" svg:width="0.106cm" svg:height="0.05cm" svg:x="19.248cm" svg:y="12.661cm" svg:viewBox="0 0 107 51" svg:d="M53 51c13 0 28-2 38-7 10-4 16-12 16-18 0-7-6-13-16-18-10-6-25-8-38-8-14 0-27 2-37 8-10 5-16 11-16 18 0 6 6 14 16 18 10 5 23 7 37 7z">
          <text:p/>
        </draw:path>
        <draw:path draw:style-name="gr43" draw:text-style-name="P13" draw:layer="layout" svg:width="0.106cm" svg:height="0.05cm" svg:x="19.248cm" svg:y="12.661cm" svg:viewBox="0 0 107 51" svg:d="M53 51c13 0 28-2 38-7 10-4 16-12 16-18 0-7-6-13-16-18-10-6-25-8-38-8-14 0-27 2-37 8-10 5-16 11-16 18 0 6 6 14 16 18 10 5 23 7 37 7z">
          <text:p/>
        </draw:path>
        <draw:polygon draw:style-name="gr44" draw:text-style-name="P13" draw:layer="layout" svg:width="1.472cm" svg:height="1.294cm" svg:x="18.459cm" svg:y="13.482cm" svg:viewBox="0 0 1473 1295" draw:points="0,1295 1473,1295 1473,0 0,0">
          <text:p/>
        </draw:polygon>
        <draw:line draw:style-name="gr44" draw:text-style-name="P13" draw:layer="layout" svg:x1="19.196cm" svg:y1="14.777cm" svg:x2="19.196cm" svg:y2="16.317cm">
          <text:p/>
        </draw:line>
        <draw:line draw:style-name="gr44" draw:text-style-name="P13" draw:layer="layout" svg:x1="19.196cm" svg:y1="13.482cm" svg:x2="19.196cm" svg:y2="11.785cm">
          <text:p/>
        </draw:line>
        <draw:line draw:style-name="gr44" draw:text-style-name="P13" draw:layer="layout" svg:x1="18.828cm" svg:y1="16.317cm" svg:x2="19.564cm" svg:y2="16.317cm">
          <text:p/>
        </draw:line>
        <draw:line draw:style-name="gr44" draw:text-style-name="P13" draw:layer="layout" svg:x1="18.828cm" svg:y1="11.785cm" svg:x2="19.564cm" svg:y2="11.785cm">
          <text:p/>
        </draw:line>
        <draw:line draw:style-name="gr44" draw:text-style-name="P13" draw:layer="layout" svg:x1="18.459cm" svg:y1="14.68cm" svg:x2="19.931cm" svg:y2="14.68cm">
          <text:p/>
        </draw:line>
        <draw:line draw:style-name="gr42" draw:text-style-name="P19" draw:layer="layout" svg:x1="20.3cm" svg:y1="10.979cm" svg:x2="20.3cm" svg:y2="10.979cm">
          <text:p/>
        </draw:line>
        <draw:line draw:style-name="gr42" draw:text-style-name="P19" draw:layer="layout" svg:x1="20.3cm" svg:y1="10.979cm" svg:x2="20.3cm" svg:y2="11.341cm">
          <text:p/>
        </draw:line>
        <draw:frame draw:style-name="gr45" draw:text-style-name="P21" draw:layer="layout" svg:width="2.305cm" svg:height="0.878cm" svg:x="4.027cm" svg:y="10.265cm">
          <draw:text-box>
            <text:p text:style-name="P20"><text:span text:style-name="T5">P=0.3</text:span><text:span text:style-name="T5">4</text:span></text:p>
          </draw:text-box>
        </draw:frame>
        <draw:frame draw:style-name="gr46" draw:text-style-name="P21" draw:layer="layout" svg:width="2.305cm" svg:height="0.878cm" svg:x="16.602cm" svg:y="10.271cm">
          <draw:text-box>
            <text:p text:style-name="P20"><text:span text:style-name="T5">P=0.2</text:span><text:span text:style-name="T5">2</text:span></text:p>
          </draw:text-box>
        </draw:frame>
        <draw:frame draw:style-name="gr47" draw:text-style-name="P21" draw:layer="layout" svg:width="2.305cm" svg:height="0.878cm" svg:x="10.372cm" svg:y="10.265cm">
          <draw:text-box>
            <text:p text:style-name="P20"><text:span text:style-name="T5">P</text:span><text:span text:style-name="T5">=</text:span><text:span text:style-name="T5">0</text:span><text:span text:style-name="T5">.</text:span><text:span text:style-name="T5">6</text:span><text:span text:style-name="T5">9</text:span></text:p>
          </draw:text-box>
        </draw:frame>
        <draw:line draw:style-name="gr36" draw:text-style-name="P13" draw:layer="layout" svg:x1="9.846cm" svg:y1="11.404cm" svg:x2="10.607cm" svg:y2="11.404cm">
          <text:p/>
        </draw:line>
        <draw:custom-shape draw:style-name="gr48" draw:text-style-name="P22" draw:layer="layout" svg:width="0.305cm" svg:height="0.305cm" svg:x="10.093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3" draw:layer="layout" svg:width="0.305cm" svg:height="0.305cm" svg:x="13.09cm" svg:y="14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4" draw:layer="layout" svg:width="0.305cm" svg:height="0.305cm" svg:x="16.164cm" svg:y="14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5" draw:layer="layout" svg:width="0.305cm" svg:height="0.305cm" svg:x="19.034cm" svg:y="14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6" draw:layer="layout" svg:width="0.305cm" svg:height="0.305cm" svg:x="7.045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7" draw:layer="layout" svg:width="0.305cm" svg:height="0.305cm" svg:x="3.997cm" svg:y="14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8.324cm" svg:y1="8.33cm" svg:x2="18.324cm" svg:y2="8.509cm">
          <text:p/>
        </draw:line>
        <draw:line draw:style-name="gr2" draw:text-style-name="P2" draw:layer="layout" svg:x1="9.35cm" svg:y1="8.331cm" svg:x2="9.35cm" svg:y2="8.51cm">
          <text:p/>
        </draw:line>
        <draw:line draw:style-name="gr2" draw:text-style-name="P2" draw:layer="layout" svg:x1="4.864cm" svg:y1="8.332cm" svg:x2="4.864cm" svg:y2="8.511cm">
          <text:p/>
        </draw:line>
        <draw:frame draw:style-name="gr54" draw:text-style-name="P32" draw:layer="layout" svg:width="1.146cm" svg:height="7.62cm" svg:x="1.293cm" svg:y="1.127cm">
          <draw:text-box>
            <text:p text:style-name="P28"><text:span text:style-name="T4">3.5</text:span></text:p>
            <text:p text:style-name="P29"><text:span text:style-name="T4">3.0</text:span></text:p>
            <text:p text:style-name="P30"><text:span text:style-name="T4">2.5</text:span></text:p>
            <text:p text:style-name="P29"><text:span text:style-name="T4">2.0</text:span></text:p>
            <text:p text:style-name="P30"><text:span text:style-name="T4">1.5</text:span></text:p>
            <text:p text:style-name="P31"><text:span text:style-name="T4">1.0</text:span></text:p>
          </draw:text-box>
        </draw:frame>
        <draw:polygon draw:style-name="gr55" draw:text-style-name="P33" draw:layer="layout" svg:width="0cm" svg:height="0.132cm" svg:x="3.003cm" svg:y="11.16cm" svg:viewBox="0 0 0 133" draw:points="0,0 0,133">
          <text:p/>
        </draw:polygon>
        <draw:polygon draw:style-name="gr55" draw:text-style-name="P33" draw:layer="layout" svg:width="0cm" svg:height="0.132cm" svg:x="12.772cm" svg:y="11.16cm" svg:viewBox="0 0 0 133" draw:points="0,0 0,133">
          <text:p/>
        </draw:polygon>
        <draw:frame draw:style-name="gr56" draw:text-style-name="P35" draw:layer="layout" svg:width="2.201cm" svg:height="1.161cm" svg:x="3.723cm" svg:y="8.673cm">
          <draw:text-box>
            <text:p text:style-name="P34"><text:span text:style-name="T6">AR with </text:span></text:p>
            <text:p text:style-name="P34"><text:span text:style-name="T6">obstacl</text:span><text:span text:style-name="T6">e</text:span></text:p>
          </draw:text-box>
        </draw:frame>
        <draw:polygon draw:style-name="gr55" draw:text-style-name="P33" draw:layer="layout" svg:width="0cm" svg:height="0.132cm" svg:x="22.541cm" svg:y="11.16cm" svg:viewBox="0 0 0 133" draw:points="0,0 0,133">
          <text:p/>
        </draw:polygon>
        <draw:frame draw:style-name="gr57" draw:text-style-name="P35" draw:layer="layout" svg:width="4.311cm" svg:height="1.161cm" svg:x="7.219cm" svg:y="8.647cm">
          <draw:text-box>
            <text:p text:style-name="P34"><text:span text:style-name="T6">AR with </text:span><text:span text:style-name="T6">haptics </text:span></text:p>
            <text:p text:style-name="P34"><text:span text:style-name="T6">and </text:span><text:span text:style-name="T6">obstacl</text:span><text:span text:style-name="T6">e</text:span></text:p>
          </draw:text-box>
        </draw:frame>
        <draw:polygon draw:style-name="gr31" draw:text-style-name="P36" draw:layer="layout" svg:width="0cm" svg:height="0.132cm" svg:x="32.311cm" svg:y="11.16cm" svg:viewBox="0 0 0 133" draw:points="0,0 0,133">
          <text:p/>
        </draw:polygon>
        <draw:frame draw:style-name="gr58" draw:text-style-name="P35" draw:layer="layout" svg:width="2.989cm" svg:height="1.161cm" svg:x="12.14cm" svg:y="8.656cm">
          <draw:text-box>
            <text:p text:style-name="P34"><text:span text:style-name="T6">A</text:span><text:span text:style-name="T6">R</text:span><text:span text:style-name="T6"> </text:span><text:span text:style-name="T6">w</text:span><text:span text:style-name="T6">i</text:span><text:span text:style-name="T6">t</text:span><text:span text:style-name="T6">h</text:span><text:span text:style-name="T6">o</text:span><text:span text:style-name="T6">u</text:span><text:span text:style-name="T6">t</text:span><text:span text:style-name="T6"> </text:span></text:p>
            <text:p text:style-name="P34"><text:span text:style-name="T6">o</text:span><text:span text:style-name="T6">b</text:span><text:span text:style-name="T6">s</text:span><text:span text:style-name="T6">t</text:span><text:span text:style-name="T6">a</text:span><text:span text:style-name="T6">c</text:span><text:span text:style-name="T6">l</text:span><text:span text:style-name="T6">e</text:span></text:p>
          </draw:text-box>
        </draw:frame>
        <draw:polygon draw:style-name="gr31" draw:text-style-name="P36" draw:layer="layout" svg:width="0.132cm" svg:height="0cm" svg:x="-2.014cm" svg:y="11.16cm" svg:viewBox="0 0 133 0" draw:points="133,0 0,0">
          <text:p/>
        </draw:polygon>
        <draw:frame draw:style-name="gr57" draw:text-style-name="P38" draw:layer="layout" svg:width="4.311cm" svg:height="1.161cm" svg:x="16.155cm" svg:y="8.656cm">
          <draw:text-box>
            <text:p text:style-name="P37"><text:span text:style-name="T7">A</text:span><text:span text:style-name="T7">R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h</text:span><text:span text:style-name="T7">a</text:span><text:span text:style-name="T7">p</text:span><text:span text:style-name="T7">t</text:span><text:span text:style-name="T7">i</text:span><text:span text:style-name="T7">c</text:span><text:span text:style-name="T7">s</text:span><text:span text:style-name="T7"> </text:span></text:p>
            <text:p text:style-name="P37"><text:span text:style-name="T7">w</text:span><text:span text:style-name="T7">i</text:span><text:span text:style-name="T7">t</text:span><text:span text:style-name="T7">h</text:span><text:span text:style-name="T7">o</text:span><text:span text:style-name="T7">u</text:span><text:span text:style-name="T7">t</text:span><text:span text:style-name="T7"> </text:span><text:span text:style-name="T7">o</text:span><text:span text:style-name="T7">b</text:span><text:span text:style-name="T7">s</text:span><text:span text:style-name="T7">t</text:span><text:span text:style-name="T7">a</text:span><text:span text:style-name="T7">c</text:span><text:span text:style-name="T7">l</text:span><text:span text:style-name="T7">e</text:span></text:p>
          </draw:text-box>
        </draw:frame>
        <draw:polygon draw:style-name="gr31" draw:text-style-name="P39" draw:layer="layout" svg:width="0cm" svg:height="0.055cm" svg:x="4.745cm" svg:y="27.574cm" svg:viewBox="0 0 0 56" draw:points="0,0 0,56">
          <text:p/>
        </draw:polygon>
        <draw:line draw:style-name="gr32" draw:text-style-name="P40" draw:layer="layout" svg:x1="4.745cm" svg:y1="27.574cm" svg:x2="4.745cm" svg:y2="27.63cm">
          <text:p/>
        </draw:line>
        <draw:polygon draw:style-name="gr31" draw:text-style-name="P39" draw:layer="layout" svg:width="0cm" svg:height="0.055cm" svg:x="9.257cm" svg:y="27.574cm" svg:viewBox="0 0 0 56" draw:points="0,0 0,56">
          <text:p/>
        </draw:polygon>
        <draw:line draw:style-name="gr32" draw:text-style-name="P40" draw:layer="layout" svg:x1="9.257cm" svg:y1="27.574cm" svg:x2="9.257cm" svg:y2="27.63cm">
          <text:p/>
        </draw:line>
        <draw:frame draw:style-name="gr59" draw:text-style-name="P41" draw:layer="layout" svg:width="2.182cm" svg:height="1.161cm" svg:x="3.603cm" svg:y="27.797cm">
          <draw:text-box>
            <text:p text:style-name="P34"><text:span text:style-name="T8">A</text:span><text:span text:style-name="T8">R</text:span><text:span text:style-name="T8"> </text:span><text:span text:style-name="T8">w</text:span><text:span text:style-name="T8">i</text:span><text:span text:style-name="T8">t</text:span><text:span text:style-name="T8">h</text:span><text:span text:style-name="T8"> </text:span></text:p>
            <text:p text:style-name="P34"><text:span text:style-name="T8">o</text:span><text:span text:style-name="T8">b</text:span><text:span text:style-name="T8">s</text:span><text:span text:style-name="T8">t</text:span><text:span text:style-name="T8">a</text:span><text:span text:style-name="T8">c</text:span><text:span text:style-name="T8">l</text:span><text:span text:style-name="T8">e</text:span></text:p>
          </draw:text-box>
        </draw:frame>
        <draw:polygon draw:style-name="gr31" draw:text-style-name="P39" draw:layer="layout" svg:width="0cm" svg:height="0.055cm" svg:x="13.769cm" svg:y="27.574cm" svg:viewBox="0 0 0 56" draw:points="0,0 0,56">
          <text:p/>
        </draw:polygon>
        <draw:line draw:style-name="gr32" draw:text-style-name="P40" draw:layer="layout" svg:x1="13.769cm" svg:y1="27.574cm" svg:x2="13.769cm" svg:y2="27.63cm">
          <text:p/>
        </draw:line>
        <draw:frame draw:style-name="gr60" draw:text-style-name="P42" draw:layer="layout" svg:width="4.173cm" svg:height="1.161cm" svg:x="7.183cm" svg:y="27.745cm">
          <draw:text-box>
            <text:p text:style-name="P14"><text:span text:style-name="T8">A</text:span><text:span text:style-name="T8">R</text:span><text:span text:style-name="T8"> </text:span><text:span text:style-name="T8">w</text:span><text:span text:style-name="T8">i</text:span><text:span text:style-name="T8">t</text:span><text:span text:style-name="T8">h</text:span><text:span text:style-name="T8"> </text:span><text:span text:style-name="T8">h</text:span><text:span text:style-name="T8">a</text:span><text:span text:style-name="T8">p</text:span><text:span text:style-name="T8">t</text:span><text:span text:style-name="T8">i</text:span><text:span text:style-name="T8">c</text:span><text:span text:style-name="T8">s</text:span><text:span text:style-name="T8"> </text:span></text:p>
            <text:p text:style-name="P34"><text:span text:style-name="T8">a</text:span><text:span text:style-name="T8">n</text:span><text:span text:style-name="T8">d</text:span><text:span text:style-name="T8"> </text:span><text:span text:style-name="T8">o</text:span><text:span text:style-name="T8">b</text:span><text:span text:style-name="T8">s</text:span><text:span text:style-name="T8">t</text:span><text:span text:style-name="T8">a</text:span><text:span text:style-name="T8">c</text:span><text:span text:style-name="T8">l</text:span><text:span text:style-name="T8">e</text:span></text:p>
          </draw:text-box>
        </draw:frame>
        <draw:polygon draw:style-name="gr31" draw:text-style-name="P39" draw:layer="layout" svg:width="0cm" svg:height="0.055cm" svg:x="18.282cm" svg:y="27.574cm" svg:viewBox="0 0 0 56" draw:points="0,0 0,56">
          <text:p/>
        </draw:polygon>
        <draw:line draw:style-name="gr32" draw:text-style-name="P40" draw:layer="layout" svg:x1="18.282cm" svg:y1="27.574cm" svg:x2="18.282cm" svg:y2="27.63cm">
          <text:p/>
        </draw:line>
        <draw:frame draw:style-name="gr61" draw:text-style-name="P42" draw:layer="layout" svg:width="2.986cm" svg:height="1.161cm" svg:x="12.489cm" svg:y="27.714cm">
          <draw:text-box>
            <text:p text:style-name="P14"><text:span text:style-name="T8">A</text:span><text:span text:style-name="T8">R</text:span><text:span text:style-name="T8"> </text:span><text:span text:style-name="T8">w</text:span><text:span text:style-name="T8">i</text:span><text:span text:style-name="T8">t</text:span><text:span text:style-name="T8">h</text:span><text:span text:style-name="T8">o</text:span><text:span text:style-name="T8">u</text:span><text:span text:style-name="T8">t</text:span><text:span text:style-name="T8"> </text:span></text:p>
            <text:p text:style-name="P34"><text:span text:style-name="T8">o</text:span><text:span text:style-name="T8">b</text:span><text:span text:style-name="T8">s</text:span><text:span text:style-name="T8">t</text:span><text:span text:style-name="T8">a</text:span><text:span text:style-name="T8">c</text:span><text:span text:style-name="T8">l</text:span><text:span text:style-name="T8">e</text:span></text:p>
          </draw:text-box>
        </draw:frame>
        <draw:line draw:style-name="gr30" draw:text-style-name="P13" draw:layer="layout" svg:x1="2.488cm" svg:y1="26.84cm" svg:x2="20.538cm" svg:y2="26.84cm">
          <text:p/>
        </draw:line>
        <draw:polygon draw:style-name="gr31" draw:text-style-name="P43" draw:layer="layout" svg:width="0.06cm" svg:height="0cm" svg:x="2.555cm" svg:y="26.779cm" svg:viewBox="0 0 61 0" draw:points="61,0 0,0">
          <text:p/>
        </draw:polygon>
        <draw:frame draw:style-name="gr62" draw:text-style-name="P42" draw:layer="layout" svg:width="4.292cm" svg:height="1.161cm" svg:x="16.52cm" svg:y="27.687cm">
          <draw:text-box>
            <text:p text:style-name="P14"><text:span text:style-name="T8">A</text:span><text:span text:style-name="T8">R</text:span><text:span text:style-name="T8"> </text:span><text:span text:style-name="T8">w</text:span><text:span text:style-name="T8">i</text:span><text:span text:style-name="T8">t</text:span><text:span text:style-name="T8">h</text:span><text:span text:style-name="T8"> </text:span><text:span text:style-name="T8">h</text:span><text:span text:style-name="T8">a</text:span><text:span text:style-name="T8">p</text:span><text:span text:style-name="T8">t</text:span><text:span text:style-name="T8">i</text:span><text:span text:style-name="T8">c</text:span><text:span text:style-name="T8">s</text:span><text:span text:style-name="T8"> </text:span></text:p>
            <text:p text:style-name="P34"><text:span text:style-name="T8">w</text:span><text:span text:style-name="T8">i</text:span><text:span text:style-name="T8">t</text:span><text:span text:style-name="T8">h</text:span><text:span text:style-name="T8">o</text:span><text:span text:style-name="T8">u</text:span><text:span text:style-name="T8">t</text:span><text:span text:style-name="T8"> </text:span><text:span text:style-name="T8">o</text:span><text:span text:style-name="T8">b</text:span><text:span text:style-name="T8">s</text:span><text:span text:style-name="T8">t</text:span><text:span text:style-name="T8">a</text:span><text:span text:style-name="T8">c</text:span><text:span text:style-name="T8">l</text:span><text:span text:style-name="T8">e</text:span></text:p>
          </draw:text-box>
        </draw:frame>
        <draw:line draw:style-name="gr30" draw:text-style-name="P13" draw:layer="layout" svg:x1="2.488cm" svg:y1="25.373cm" svg:x2="20.538cm" svg:y2="25.373cm">
          <text:p/>
        </draw:line>
        <draw:polygon draw:style-name="gr31" draw:text-style-name="P43" draw:layer="layout" svg:width="0.06cm" svg:height="0cm" svg:x="2.555cm" svg:y="25.311cm" svg:viewBox="0 0 61 0" draw:points="61,0 0,0">
          <text:p/>
        </draw:polygon>
        <draw:frame draw:style-name="gr63" draw:text-style-name="P45" draw:layer="layout" svg:width="0.604cm" svg:height="1.06cm" svg:x="1.825cm" svg:y="26.283cm">
          <draw:text-box>
            <text:p text:style-name="P44"><text:span text:style-name="T8">4</text:span></text:p>
          </draw:text-box>
        </draw:frame>
        <draw:line draw:style-name="gr30" draw:text-style-name="P13" draw:layer="layout" svg:x1="2.488cm" svg:y1="23.905cm" svg:x2="20.538cm" svg:y2="23.905cm">
          <text:p/>
        </draw:line>
        <draw:polygon draw:style-name="gr31" draw:text-style-name="P43" draw:layer="layout" svg:width="0.06cm" svg:height="0cm" svg:x="2.555cm" svg:y="23.843cm" svg:viewBox="0 0 61 0" draw:points="61,0 0,0">
          <text:p/>
        </draw:polygon>
        <draw:frame draw:style-name="gr64" draw:text-style-name="P45" draw:layer="layout" svg:width="0.47cm" svg:height="1.233cm" svg:x="1.862cm" svg:y="24.849cm">
          <draw:text-box>
            <text:p text:style-name="P44"><text:span text:style-name="T8">6</text:span></text:p>
          </draw:text-box>
        </draw:frame>
        <draw:line draw:style-name="gr30" draw:text-style-name="P13" draw:layer="layout" svg:x1="2.488cm" svg:y1="22.437cm" svg:x2="20.538cm" svg:y2="22.437cm">
          <text:p/>
        </draw:line>
        <draw:polygon draw:style-name="gr31" draw:text-style-name="P43" draw:layer="layout" svg:width="0.06cm" svg:height="0cm" svg:x="2.555cm" svg:y="22.376cm" svg:viewBox="0 0 61 0" draw:points="61,0 0,0">
          <text:p/>
        </draw:polygon>
        <draw:frame draw:style-name="gr65" draw:text-style-name="P45" draw:layer="layout" svg:width="0.605cm" svg:height="1.06cm" svg:x="1.862cm" svg:y="23.489cm">
          <draw:text-box>
            <text:p text:style-name="P44"><text:span text:style-name="T8">8</text:span></text:p>
          </draw:text-box>
        </draw:frame>
        <draw:line draw:style-name="gr30" draw:text-style-name="P13" draw:layer="layout" svg:x1="2.488cm" svg:y1="20.971cm" svg:x2="20.538cm" svg:y2="20.971cm">
          <text:p/>
        </draw:line>
        <draw:polygon draw:style-name="gr31" draw:text-style-name="P43" draw:layer="layout" svg:width="0.06cm" svg:height="0cm" svg:x="2.555cm" svg:y="20.909cm" svg:viewBox="0 0 61 0" draw:points="61,0 0,0">
          <text:p/>
        </draw:polygon>
        <draw:frame draw:style-name="gr66" draw:text-style-name="P45" draw:layer="layout" svg:width="1.208cm" svg:height="1.06cm" svg:x="1.465cm" svg:y="21.928cm">
          <draw:text-box>
            <text:p text:style-name="P44"><text:span text:style-name="T8">1</text:span><text:span text:style-name="T8">0</text:span></text:p>
          </draw:text-box>
        </draw:frame>
        <draw:line draw:style-name="gr30" draw:text-style-name="P13" draw:layer="layout" svg:x1="2.488cm" svg:y1="19.503cm" svg:x2="20.538cm" svg:y2="19.503cm">
          <text:p/>
        </draw:line>
        <draw:polygon draw:style-name="gr31" draw:text-style-name="P46" draw:layer="layout" svg:width="0.06cm" svg:height="0cm" svg:x="2.555cm" svg:y="19.441cm" svg:viewBox="0 0 61 0" draw:points="61,0 0,0">
          <text:p/>
        </draw:polygon>
        <draw:frame draw:style-name="gr67" draw:text-style-name="P45" draw:layer="layout" svg:width="0.937cm" svg:height="1.233cm" svg:x="1.465cm" svg:y="20.404cm">
          <draw:text-box>
            <text:p text:style-name="P44"><text:span text:style-name="T8">12</text:span></text:p>
          </draw:text-box>
        </draw:frame>
        <draw:frame draw:style-name="gr66" draw:text-style-name="P45" draw:layer="layout" svg:width="1.208cm" svg:height="1.06cm" svg:x="1.437cm" svg:y="19.044cm">
          <draw:text-box>
            <text:p text:style-name="P44"><text:span text:style-name="T8">14</text:span></text:p>
          </draw:text-box>
        </draw:frame>
        <draw:polygon draw:style-name="gr68" draw:text-style-name="P13" draw:layer="layout" svg:width="1.523cm" svg:height="2.531cm" svg:x="3.972cm" svg:y="23.579cm" svg:viewBox="0 0 1524 2532" draw:points="0,2532 1524,2532 1524,0 0,0">
          <text:p/>
        </draw:polygon>
        <draw:line draw:style-name="gr68" draw:text-style-name="P13" draw:layer="layout" svg:x1="4.745cm" svg:y1="26.111cm" svg:x2="4.745cm" svg:y2="26.627cm">
          <text:p/>
        </draw:line>
        <draw:line draw:style-name="gr68" draw:text-style-name="P13" draw:layer="layout" svg:x1="4.745cm" svg:y1="23.579cm" svg:x2="4.745cm" svg:y2="20.038cm">
          <text:p/>
        </draw:line>
        <draw:line draw:style-name="gr68" draw:text-style-name="P13" draw:layer="layout" svg:x1="4.293cm" svg:y1="26.627cm" svg:x2="5.196cm" svg:y2="26.627cm">
          <text:p/>
        </draw:line>
        <draw:line draw:style-name="gr68" draw:text-style-name="P13" draw:layer="layout" svg:x1="4.293cm" svg:y1="20.038cm" svg:x2="5.196cm" svg:y2="20.038cm">
          <text:p/>
        </draw:line>
        <draw:polygon draw:style-name="gr69" draw:text-style-name="P13" draw:layer="layout" svg:width="1.523cm" svg:height="2.173cm" svg:x="8.518cm" svg:y="24.167cm" svg:viewBox="0 0 1524 2174" draw:points="0,2174 1524,2174 1524,0 0,0">
          <text:p/>
        </draw:polygon>
        <draw:line draw:style-name="gr69" draw:text-style-name="P13" draw:layer="layout" svg:x1="9.257cm" svg:y1="26.34cm" svg:x2="9.257cm" svg:y2="26.975cm">
          <text:p/>
        </draw:line>
        <draw:line draw:style-name="gr69" draw:text-style-name="P13" draw:layer="layout" svg:x1="9.257cm" svg:y1="24.166cm" svg:x2="9.257cm" svg:y2="23.796cm">
          <text:p/>
        </draw:line>
        <draw:line draw:style-name="gr69" draw:text-style-name="P13" draw:layer="layout" svg:x1="8.805cm" svg:y1="26.976cm" svg:x2="9.708cm" svg:y2="26.976cm">
          <text:p/>
        </draw:line>
        <draw:line draw:style-name="gr69" draw:text-style-name="P13" draw:layer="layout" svg:x1="8.805cm" svg:y1="23.796cm" svg:x2="9.708cm" svg:y2="23.796cm">
          <text:p/>
        </draw:line>
        <draw:polygon draw:style-name="gr70" draw:text-style-name="P13" draw:layer="layout" svg:width="1.523cm" svg:height="1.539cm" svg:x="13.04cm" svg:y="24.667cm" svg:viewBox="0 0 1524 1540" draw:points="0,1540 1524,1540 1524,0 0,0">
          <text:p/>
        </draw:polygon>
        <draw:line draw:style-name="gr70" draw:text-style-name="P13" draw:layer="layout" svg:x1="13.769cm" svg:y1="26.207cm" svg:x2="13.769cm" svg:y2="26.728cm">
          <text:p/>
        </draw:line>
        <draw:line draw:style-name="gr70" draw:text-style-name="P13" draw:layer="layout" svg:x1="13.769cm" svg:y1="24.667cm" svg:x2="13.769cm" svg:y2="23.247cm">
          <text:p/>
        </draw:line>
        <draw:line draw:style-name="gr70" draw:text-style-name="P13" draw:layer="layout" svg:x1="13.318cm" svg:y1="26.728cm" svg:x2="14.22cm" svg:y2="26.728cm">
          <text:p/>
        </draw:line>
        <draw:line draw:style-name="gr70" draw:text-style-name="P13" draw:layer="layout" svg:x1="13.318cm" svg:y1="23.247cm" svg:x2="14.22cm" svg:y2="23.247cm">
          <text:p/>
        </draw:line>
        <draw:polygon draw:style-name="gr71" draw:text-style-name="P13" draw:layer="layout" svg:width="1.523cm" svg:height="2.438cm" svg:x="17.51cm" svg:y="23.773cm" svg:viewBox="0 0 1524 2439" draw:points="0,2439 1524,2439 1524,0 0,0">
          <text:p/>
        </draw:polygon>
        <draw:line draw:style-name="gr71" draw:text-style-name="P13" draw:layer="layout" svg:x1="18.282cm" svg:y1="26.212cm" svg:x2="18.282cm" svg:y2="27.185cm">
          <text:p/>
        </draw:line>
        <draw:line draw:style-name="gr71" draw:text-style-name="P13" draw:layer="layout" svg:x1="18.282cm" svg:y1="23.773cm" svg:x2="18.282cm" svg:y2="21.616cm">
          <text:p/>
        </draw:line>
        <draw:line draw:style-name="gr71" draw:text-style-name="P13" draw:layer="layout" svg:x1="17.831cm" svg:y1="27.185cm" svg:x2="18.733cm" svg:y2="27.185cm">
          <text:p/>
        </draw:line>
        <draw:line draw:style-name="gr71" draw:text-style-name="P13" draw:layer="layout" svg:x1="17.831cm" svg:y1="21.616cm" svg:x2="18.733cm" svg:y2="21.616cm">
          <text:p/>
        </draw:line>
        <draw:path draw:style-name="gr41" draw:text-style-name="P47" draw:layer="layout" svg:width="0.1cm" svg:height="0.096cm" svg:x="17.497cm" svg:y="17.92cm" svg:viewBox="0 0 101 97" svg:d="M50 97c14 0 26-5 35-14 10-9 16-22 16-34 0-13-6-25-16-34-9-9-21-15-35-15s-26 6-35 15c-10 9-15 21-15 34 0 12 5 25 15 34 9 9 21 14 35 14z">
          <text:p/>
        </draw:path>
        <draw:line draw:style-name="gr68" draw:text-style-name="P13" draw:layer="layout" svg:x1="4.048cm" svg:y1="25.638cm" svg:x2="5.445cm" svg:y2="25.638cm">
          <text:p/>
        </draw:line>
        <draw:polygon draw:style-name="gr72" draw:text-style-name="P48" draw:layer="layout" svg:width="0.104cm" svg:height="0.096cm" svg:x="4.692cm" svg:y="24.667cm" svg:viewBox="0 0 105 97" draw:points="52,0 0,97 105,97">
          <text:p/>
        </draw:polygon>
        <draw:line draw:style-name="gr69" draw:text-style-name="P13" draw:layer="layout" svg:x1="8.62cm" svg:y1="25.13cm" svg:x2="10.017cm" svg:y2="25.13cm">
          <text:p/>
        </draw:line>
        <draw:polygon draw:style-name="gr72" draw:text-style-name="P48" draw:layer="layout" svg:width="0.104cm" svg:height="0.096cm" svg:x="9.205cm" svg:y="24.406cm" svg:viewBox="0 0 105 97" draw:points="52,0 0,97 105,97">
          <text:p/>
        </draw:polygon>
        <draw:line draw:style-name="gr70" draw:text-style-name="P13" draw:layer="layout" svg:x1="13.04cm" svg:y1="25.864cm" svg:x2="14.564cm" svg:y2="25.864cm">
          <text:p/>
        </draw:line>
        <draw:polygon draw:style-name="gr72" draw:text-style-name="P48" draw:layer="layout" svg:width="0.088cm" svg:height="0.096cm" svg:x="13.758cm" svg:y="25.372cm" svg:viewBox="0 0 89 97" draw:points="44,0 0,97 89,97">
          <text:p/>
        </draw:polygon>
        <draw:line draw:style-name="gr71" draw:text-style-name="P13" draw:layer="layout" svg:x1="17.51cm" svg:y1="25.148cm" svg:x2="19.034cm" svg:y2="25.148cm">
          <text:p/>
        </draw:line>
        <draw:polygon draw:style-name="gr72" draw:text-style-name="P48" draw:layer="layout" svg:width="0.088cm" svg:height="0.096cm" svg:x="18.228cm" svg:y="24.325cm" svg:viewBox="0 0 89 97" draw:points="44,0 0,97 89,97">
          <text:p/>
        </draw:polygon>
        <draw:line draw:style-name="gr73" draw:text-style-name="P40" draw:layer="layout" svg:x1="2.488cm" svg:y1="27.574cm" svg:x2="20.538cm" svg:y2="27.574cm">
          <text:p/>
        </draw:line>
        <draw:frame draw:style-name="gr74" draw:text-style-name="P50" draw:layer="layout" svg:width="3.855cm" svg:height="1.105cm" draw:transform="rotate (1.5707963267949) translate (0.229cm 25.17cm)">
          <draw:text-box>
            <text:p text:style-name="P49"><text:span text:style-name="T9">F</text:span><text:span text:style-name="T9">o</text:span><text:span text:style-name="T9">r</text:span><text:span text:style-name="T9">c</text:span><text:span text:style-name="T9">e</text:span><text:span text:style-name="T9">(</text:span><text:span text:style-name="T9">N</text:span><text:span text:style-name="T9">)</text:span></text:p>
          </draw:text-box>
        </draw:frame>
        <draw:custom-shape draw:style-name="gr75" draw:text-style-name="P22" draw:layer="layout" svg:width="0.305cm" svg:height="0.311cm" svg:x="4.573cm" svg:y="24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3" draw:layer="layout" svg:width="0.305cm" svg:height="0.311cm" svg:x="9.109cm" svg:y="24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4" draw:layer="layout" svg:width="0.305cm" svg:height="0.311cm" svg:x="13.624cm" svg:y="25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5" draw:layer="layout" svg:width="0.305cm" svg:height="0.311cm" svg:x="18.129cm" svg:y="24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38cm" fo:margin-bottom="0cm" fo:margin-left="0.071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24T14:20:57.086513450</meta:creation-date>
    <dc:date>2021-09-30T13:46:03.890094435</dc:date>
    <meta:editing-duration>P5DT22H51S</meta:editing-duration>
    <meta:editing-cycles>2</meta:editing-cycles>
    <meta:generator>LibreOffice/6.0.7.3$Linux_X86_64 LibreOffice_project/00m0$Build-3</meta:generator>
    <meta:document-statistic meta:object-count="259"/>
  </office:meta>
</office:document-meta>
</file>